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950E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950E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FF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FFFF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3366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8000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FF0000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996633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B3B300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3B300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8000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FF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8000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950E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FF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FFFF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996633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B3B300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0000"/>
    </style:style>
    <style:style style:name="ce39" style:family="table-cell" style:parent-style-name="Default" style:data-style-name="N0">
      <style:table-cell-properties style:vertical-align="automatic" fo:background-color="#FF950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automatic" fo:background-color="#0000FF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style:vertical-align="automatic" fo:background-color="#FF00FF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/>
    <style:style style:name="ce47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vertical-align="automatic" fo:background-color="#996633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automatic" fo:background-color="#B3B300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008000"/>
    </style:style>
    <style:style style:name="ce52" style:family="table-cell" style:parent-style-name="Default" style:data-style-name="N0">
      <style:table-cell-properties style:vertical-align="automatic" fo:background-color="#008000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ackground-color="#FF950E"/>
    </style:style>
    <style:style style:name="ce54" style:family="table-cell" style:parent-style-name="Default" style:data-style-name="N0">
      <style:table-cell-properties fo:background-color="#FF00FF"/>
    </style:style>
    <style:style style:name="ce55" style:family="table-cell" style:parent-style-name="Default" style:data-style-name="N0">
      <style:table-cell-properties fo:background-color="#00FFFF"/>
    </style:style>
    <style:style style:name="ce56" style:family="table-cell" style:parent-style-name="Default" style:data-style-name="N0">
      <style:table-cell-properties style:vertical-align="automatic" fo:background-color="#00FFFF" style:repeat-content="false"/>
      <style:paragraph-properties fo:text-align="start" fo:margin-left="0cm"/>
    </style:style>
    <style:style style:name="ce57" style:family="table-cell" style:parent-style-name="Default" style:data-style-name="N2"/>
    <style:style style:name="co1" style:family="table-column">
      <style:table-column-properties fo:break-before="auto" style:column-width="7.196666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abelle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Erde</text:p>
          </table:table-cell>
          <table:table-cell office:value-type="string" table:style-name="ce2">
            <text:p>Wasser</text:p>
          </table:table-cell>
          <table:table-cell office:value-type="string" table:style-name="ce2">
            <text:p>Kombination</text:p>
          </table:table-cell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Luft</text:p>
          </table:table-cell>
          <table:table-cell table:style-name="ce2"/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Erde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Lehm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Funke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Asche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Tropfstein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Flamm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Schwelbrand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Treibsand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9">
            <text:p>Feuerball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9">
            <text:p>Lava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andstei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Lichtstrahl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Glas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Kreid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9">
            <text:p>Blitz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Metall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Gerölllawin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Feuersturm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Magma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Wasser</text:p>
          </table:table-cell>
          <table:table-cell office:value-type="string" table:style-name="ce10">
            <text:p>Erde</text:p>
          </table:table-cell>
          <table:table-cell table:style-name="ce10"/>
          <table:table-cell table:style-name="ce1"/>
          <table:table-cell office:value-type="string" table:style-name="ce10">
            <text:p>Luft</text:p>
          </table:table-cell>
          <table:table-cell office:value-type="string" table:style-name="ce10">
            <text:p>Feuer</text:p>
          </table:table-cell>
          <table:table-cell table:style-name="ce10"/>
          <table:table-cell table:style-name="ce1"/>
          <table:table-cell office:value-type="string" table:style-name="ce10">
            <text:p>Erde</text:p>
          </table:table-cell>
          <table:table-cell office:value-type="string" table:style-name="ce10">
            <text:p>Feuer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Schlamm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11">
            <text:p>Feuerhauch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Kohle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alzwasser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12">
            <text:p>Feueratem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Erdöl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13">
            <text:p>Gletscher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Lichtwell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Ton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4">
            <text:p>Tsunami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Funkenflug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Keramik</text:p>
          </table:table-cell>
          <table:table-cell table:number-columns-repeated="16373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Wasserfall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string" table:style-name="ce17">
            <text:p>Wüstenwind</text:p>
          </table:table-cell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string" table:style-name="ce18">
            <text:p>Kristall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14">
            <text:p>Murän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Feuerschneis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19">
            <text:p>Erdbeben</text:p>
          </table:table-cell>
          <table:table-cell table:number-columns-repeated="16373"/>
        </table:table-row>
        <table:table-row table:style-name="ro1">
          <table:table-cell table:number-columns-repeated="3" table:style-name="ce20"/>
          <table:table-cell table:style-name="ce1"/>
          <table:table-cell table:number-columns-repeated="3" table:style-name="ce20"/>
          <table:table-cell table:style-name="ce1"/>
          <table:table-cell table:number-columns-repeated="3" table:style-name="ce20"/>
          <table:table-cell table:number-columns-repeated="16373"/>
        </table:table-row>
        <table:table-row table:style-name="ro1">
          <table:table-cell office:value-type="string" table:style-name="ce2">
            <text:p>Luft</text:p>
          </table:table-cell>
          <table:table-cell office:value-type="string" table:style-name="ce2">
            <text:p>Wasser</text:p>
          </table:table-cell>
          <table:table-cell table:style-name="ce2"/>
          <table:table-cell table:style-name="ce1"/>
          <table:table-cell office:value-type="string" table:style-name="ce2">
            <text:p>Feuer</text:p>
          </table:table-cell>
          <table:table-cell office:value-type="string" table:style-name="ce2">
            <text:p>Wasser</text:p>
          </table:table-cell>
          <table:table-cell table:style-name="ce2"/>
          <table:table-cell table:style-name="ce1"/>
          <table:table-cell office:value-type="string" table:style-name="ce2">
            <text:p>Luft</text:p>
          </table:table-cell>
          <table:table-cell office:value-type="string" table:style-name="ce2">
            <text:p>Erde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21">
            <text:p>Böe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Alkohol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21">
            <text:p>Donner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22">
            <text:p>Windhos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Glut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14">
            <text:p>Korrosion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22">
            <text:p>Gewitter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Säur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23">
            <text:p>Smog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4">
            <text:p>Tornado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9">
            <text:p>Ölbrand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22">
            <text:p>Windstoß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14">
            <text:p>Orka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Gift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23">
            <text:p>Erdloch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14">
            <text:p>Eissturm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14">
            <text:p>Explosio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22">
            <text:p>Sandsturm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Wasser</text:p>
          </table:table-cell>
          <table:table-cell office:value-type="string" table:style-name="ce10">
            <text:p>Luft</text:p>
          </table:table-cell>
          <table:table-cell table:style-name="ce10"/>
          <table:table-cell table:style-name="ce1"/>
          <table:table-cell office:value-type="string" table:style-name="ce10">
            <text:p>Wasser</text:p>
          </table:table-cell>
          <table:table-cell office:value-type="string" table:style-name="ce10">
            <text:p>Feuer</text:p>
          </table:table-cell>
          <table:table-cell table:style-name="ce10"/>
          <table:table-cell table:style-name="ce1"/>
          <table:table-cell office:value-type="string" table:style-name="ce10">
            <text:p>Erde</text:p>
          </table:table-cell>
          <table:table-cell office:value-type="string" table:style-name="ce10">
            <text:p>Luft</text:p>
          </table:table-cell>
          <table:table-cell table:style-name="ce10"/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11">
            <text:p>Regenschauer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24">
            <text:p>Wasserdampf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Staub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19">
            <text:p>Wasserstrahl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23">
            <text:p>Nebel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Sandhöhle</text:p>
          </table:table-cell>
          <table:table-cell table:number-columns-repeated="1637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22">
            <text:p>Wasserwelle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8">
            <text:p>Regenbogen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Erdgas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4">
            <text:p>Monsu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Wolk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22">
            <text:p>Wanderdüne</text:p>
          </table:table-cell>
          <table:table-cell table:number-columns-repeated="16373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string" table:style-name="ce25">
            <text:p>Hurrikan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12">
            <text:p>Heiße Quelle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string" table:style-name="ce19">
            <text:p>Steinschlag</text:p>
          </table:table-cell>
          <table:table-cell table:number-columns-repeated="1637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23">
            <text:p>Schneesturm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9">
            <text:p>Geysir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Asteroid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6"/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0">
            <text:p>Feuerdrache</text:p>
          </table:table-cell>
          <table:table-cell office:value-type="string" table:style-name="ce20">
            <text:p>Erddrache</text:p>
          </table:table-cell>
          <table:table-cell office:value-type="string" table:style-name="ce1">
            <text:p>Luftdrache</text:p>
          </table:table-cell>
          <table:table-cell office:value-type="string" table:style-name="ce1">
            <text:p>Wasserdrache</text:p>
          </table:table-cell>
          <table:table-cell table:number-columns-repeated="16379"/>
        </table:table-row>
        <table:table-row table:style-name="ro1">
          <table:table-cell office:value-type="string" table:style-name="ce27">
            <text:p>Materie zum Angreifen</text:p>
          </table:table-cell>
          <table:table-cell office:value-type="float" office:value="6" table:style-name="ce20">
            <text:p>6</text:p>
          </table:table-cell>
          <table:table-cell office:value-type="float" office:value="15" table:style-name="ce20">
            <text:p>15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Kräfte zum Angreifen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28">
            <text:p>Kräfte zum Verstecken/Verdunkel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29">
            <text:p>Kräfte zum Erhellen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Kräfte zum Verbrennen</text:p>
          </table:table-cell>
          <table:table-cell office:value-type="float" office:value="8" table:style-name="ce20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31">
            <text:p>Kräfte zum Heile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2">
            <text:p>Kräfte zum Zerteilen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33">
            <text:p>Kräfte zum Verjagen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4">
            <text:p>Drachenstärke:</text:p>
          </table:table-cell>
          <table:table-cell office:value-type="float" office:value="15" table:style-name="ce20">
            <text:p>15</text:p>
          </table:table-cell>
          <table:table-cell office:value-type="float" office:value="15" table:style-name="ce20">
            <text:p>15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34">
            <text:p>Verteidigung: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9" table:style-name="ce20">
            <text:p>9</text:p>
          </table:table-cell>
          <table:table-cell office:value-type="float" office:value="4" table:style-name="ce20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34">
            <text:p>Stärkster Drache:</text:p>
          </table:table-cell>
          <table:table-cell table:style-name="ce20"/>
          <table:table-cell office:value-type="string" table:style-name="ce20">
            <text:p>x</text:p>
          </table:table-cell>
          <table:table-cell table:number-columns-repeated="2" table:style-name="ce20"/>
          <table:table-cell table:number-columns-repeated="16379"/>
        </table:table-row>
        <table:table-row table:style-name="ro1">
          <table:table-cell office:value-type="string" table:style-name="ce34">
            <text:p>Schwächster Drache:</text:p>
          </table:table-cell>
          <table:table-cell table:number-columns-repeated="2" table:style-name="ce20"/>
          <table:table-cell table:style-name="ce1"/>
          <table:table-cell office:value-type="string" table:style-name="ce20">
            <text:p>x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5">
            <text:p>Feuerdrache</text:p>
          </table:table-cell>
          <table:table-cell office:value-type="string" table:style-name="ce35">
            <text:p>Stufe 1</text:p>
          </table:table-cell>
          <table:table-cell office:value-type="string" table:style-name="ce35">
            <text:p>Stufe 2</text:p>
          </table:table-cell>
          <table:table-cell office:value-type="string" table:style-name="ce35">
            <text:p>Stufe 3</text:p>
          </table:table-cell>
          <table:table-cell office:value-type="string" table:style-name="ce36">
            <text:p>Stufe 4</text:p>
          </table:table-cell>
          <table:table-cell office:value-type="string" table:style-name="ce37">
            <text:p>Stufe 5</text:p>
          </table:table-cell>
          <table:table-cell office:value-type="string" table:style-name="ce37">
            <text:p>Stufe 6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Materieformung:</text:p>
          </table:table-cell>
          <table:table-cell office:value-type="string" table:style-name="ce38">
            <text:p>Asche</text:p>
          </table:table-cell>
          <table:table-cell office:value-type="string" table:style-name="ce38">
            <text:p>Glas</text:p>
          </table:table-cell>
          <table:table-cell office:value-type="string" table:style-name="ce38">
            <text:p>Metal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8">
            <text:p>Alkohol</text:p>
          </table:table-cell>
          <table:table-cell office:value-type="string" table:style-name="ce38">
            <text:p>Säure</text:p>
          </table:table-cell>
          <table:table-cell office:value-type="string" table:style-name="ce38">
            <text:p>Gif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9">
            <text:p><text:s/>Sicht</text:p>
          </table:table-cell>
          <table:table-cell office:value-type="string" table:style-name="ce39">
            <text:p>Funke</text:p>
          </table:table-cell>
          <table:table-cell office:value-type="string" table:style-name="ce39">
            <text:p>Flamme</text:p>
          </table:table-cell>
          <table:table-cell office:value-type="string" table:style-name="ce39">
            <text:p>Lichtstrah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0">
            <text:p><text:s/>Sofort – Feuerschaden:</text:p>
          </table:table-cell>
          <table:table-cell office:value-type="string" table:style-name="ce40">
            <text:p>Explosion</text:p>
          </table:table-cell>
          <table:table-cell table:number-columns-repeated="2" table:style-name="ce41"/>
          <table:table-cell table:number-columns-repeated="2" table:style-name="ce42"/>
          <table:table-cell table:number-columns-repeated="16378" table:style-name="ce1"/>
        </table:table-row>
        <table:table-row table:style-name="ro1">
          <table:table-cell office:value-type="string" table:style-name="ce43">
            <text:p><text:s/>Verbrennung (Langsamer Schaden):</text:p>
          </table:table-cell>
          <table:table-cell office:value-type="string" table:style-name="ce43">
            <text:p>Feuerball</text:p>
          </table:table-cell>
          <table:table-cell office:value-type="string" table:style-name="ce43">
            <text:p>Blitz</text:p>
          </table:table-cell>
          <table:table-cell office:value-type="string" table:style-name="ce43">
            <text:p>Feuersturm</text:p>
          </table:table-cell>
          <table:table-cell table:number-columns-repeated="2" table:style-name="ce42"/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3">
            <text:p>Schwelbrand</text:p>
          </table:table-cell>
          <table:table-cell office:value-type="string" table:style-name="ce43">
            <text:p>Lava</text:p>
          </table:table-cell>
          <table:table-cell office:value-type="string" table:style-name="ce43">
            <text:p>Magma</text:p>
          </table:table-cell>
          <table:table-cell table:number-columns-repeated="16380" table:style-name="ce1"/>
        </table:table-row>
        <table:table-row table:style-name="ro1">
          <table:table-cell table:style-name="ce44"/>
          <table:table-cell office:value-type="string" table:style-name="ce43">
            <text:p>Glut</text:p>
          </table:table-cell>
          <table:table-cell office:value-type="string" table:style-name="ce43">
            <text:p>Ölbrand</text:p>
          </table:table-cell>
          <table:table-cell table:style-name="ce41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5">
            <text:p>Erddrache</text:p>
          </table:table-cell>
          <table:table-cell table:number-columns-repeated="2" table:style-name="ce45"/>
          <table:table-cell table:number-columns-repeated="2" table:style-name="ce36"/>
          <table:table-cell table:style-name="ce46"/>
          <table:table-cell table:number-columns-repeated="16378" table:style-name="ce1"/>
        </table:table-row>
        <table:table-row table:style-name="ro1">
          <table:table-cell office:value-type="string" table:style-name="ce47">
            <text:p>Materieformung:</text:p>
          </table:table-cell>
          <table:table-cell office:value-type="string" table:style-name="ce47">
            <text:p>Lehm</text:p>
          </table:table-cell>
          <table:table-cell office:value-type="string" table:style-name="ce47">
            <text:p>Tropfstein</text:p>
          </table:table-cell>
          <table:table-cell office:value-type="string" table:style-name="ce38">
            <text:p>Treibsand</text:p>
          </table:table-cell>
          <table:table-cell office:value-type="string" table:style-name="ce47">
            <text:p>Sandstein</text:p>
          </table:table-cell>
          <table:table-cell office:value-type="string" table:style-name="ce47">
            <text:p>Kreide</text:p>
          </table:table-cell>
          <table:table-cell office:value-type="string" table:style-name="ce47">
            <text:p>Gerölllawine</text:p>
          </table:table-cell>
          <table:table-cell table:number-columns-repeated="16377"/>
        </table:table-row>
        <table:table-row table:style-name="ro1">
          <table:table-cell table:style-name="ce44"/>
          <table:table-cell office:value-type="string" table:style-name="ce47">
            <text:p>Kohle</text:p>
          </table:table-cell>
          <table:table-cell office:value-type="string" table:style-name="ce47">
            <text:p>Erdöl</text:p>
          </table:table-cell>
          <table:table-cell office:value-type="string" table:style-name="ce47">
            <text:p>Ton</text:p>
          </table:table-cell>
          <table:table-cell office:value-type="string" table:style-name="ce47">
            <text:p>Keramik</text:p>
          </table:table-cell>
          <table:table-cell office:value-type="string" table:style-name="ce47">
            <text:p>Kristall</text:p>
          </table:table-cell>
          <table:table-cell table:number-columns-repeated="16378" table:style-name="ce1"/>
        </table:table-row>
        <table:table-row table:style-name="ro1">
          <table:table-cell table:style-name="ce44"/>
          <table:table-cell office:value-type="string" table:style-name="ce47">
            <text:p>Staub</text:p>
          </table:table-cell>
          <table:table-cell office:value-type="string" table:style-name="ce47">
            <text:p>Sandhöhle</text:p>
          </table:table-cell>
          <table:table-cell office:value-type="string" table:style-name="ce47">
            <text:p>Erdgas</text:p>
          </table:table-cell>
          <table:table-cell office:value-type="string" table:style-name="ce47">
            <text:p>Asteroid</text:p>
          </table:table-cell>
          <table:table-cell table:style-name="ce41"/>
          <table:table-cell table:number-columns-repeated="16378" table:style-name="ce1"/>
        </table:table-row>
        <table:table-row table:style-name="ro1">
          <table:table-cell office:value-type="string" table:style-name="ce48">
            <text:p>Zerteilung (langsam):</text:p>
          </table:table-cell>
          <table:table-cell office:value-type="string" table:style-name="ce48">
            <text:p>Erdbeben</text:p>
          </table:table-cell>
          <table:table-cell table:number-columns-repeated="4" table:style-name="ce34"/>
          <table:table-cell table:number-columns-repeated="16378" table:style-name="ce1"/>
        </table:table-row>
        <table:table-row table:style-name="ro1">
          <table:table-cell office:value-type="string" table:style-name="ce48">
            <text:p>Zerteilung (schnell):</text:p>
          </table:table-cell>
          <table:table-cell office:value-type="string" table:style-name="ce48">
            <text:p>Steinschlag</text:p>
          </table:table-cell>
          <table:table-cell table:number-columns-repeated="4" table:style-name="ce34"/>
          <table:table-cell table:number-columns-repeated="16378"/>
        </table:table-row>
        <table:table-row table:style-name="ro1">
          <table:table-cell office:value-type="string" table:style-name="ce49">
            <text:p>Verjagen:</text:p>
          </table:table-cell>
          <table:table-cell office:value-type="string" table:style-name="ce49">
            <text:p>Wanderdüne</text:p>
          </table:table-cell>
          <table:table-cell table:number-columns-repeated="4" table:style-name="ce34"/>
          <table:table-cell table:number-columns-repeated="16378"/>
        </table:table-row>
        <table:table-row table:style-name="ro1">
          <table:table-cell table:style-name="ce20"/>
          <table:table-cell table:number-columns-repeated="5" table:style-name="ce34"/>
          <table:table-cell table:number-columns-repeated="16378"/>
        </table:table-row>
        <table:table-row table:style-name="ro1">
          <table:table-cell office:value-type="string" table:style-name="ce50">
            <text:p>Luftdrache</text:p>
          </table:table-cell>
          <table:table-cell table:number-columns-repeated="5" table:style-name="ce34"/>
          <table:table-cell table:number-columns-repeated="16378"/>
        </table:table-row>
        <table:table-row table:style-name="ro1">
          <table:table-cell office:value-type="string" table:style-name="ce40">
            <text:p>Luftschaden(langsam):</text:p>
          </table:table-cell>
          <table:table-cell office:value-type="string" table:style-name="ce40">
            <text:p>Korrosion</text:p>
          </table:table-cell>
          <table:table-cell table:number-columns-repeated="4" table:style-name="ce34"/>
          <table:table-cell table:number-columns-repeated="16378"/>
        </table:table-row>
        <table:table-row table:style-name="ro1">
          <table:table-cell table:style-name="ce44"/>
          <table:table-cell office:value-type="string" table:style-name="ce40">
            <text:p>Tornado</text:p>
          </table:table-cell>
          <table:table-cell office:value-type="string" table:style-name="ce40">
            <text:p>Orkan</text:p>
          </table:table-cell>
          <table:table-cell office:value-type="string" table:style-name="ce40">
            <text:p>Eissturm</text:p>
          </table:table-cell>
          <table:table-cell table:number-columns-repeated="2" table:style-name="ce34"/>
          <table:table-cell table:number-columns-repeated="16378"/>
        </table:table-row>
        <table:table-row table:style-name="ro1">
          <table:table-cell office:value-type="string" table:style-name="ce51">
            <text:p>Luftversteck(schnell):</text:p>
          </table:table-cell>
          <table:table-cell office:value-type="string" table:style-name="ce52">
            <text:p>Wüstenwind</text:p>
          </table:table-cell>
          <table:table-cell table:style-name="ce41"/>
          <table:table-cell table:number-columns-repeated="3" table:style-name="ce34"/>
          <table:table-cell table:number-columns-repeated="16378"/>
        </table:table-row>
        <table:table-row table:style-name="ro1">
          <table:table-cell table:style-name="ce51"/>
          <table:table-cell office:value-type="string" table:style-name="ce52">
            <text:p>Smog</text:p>
          </table:table-cell>
          <table:table-cell office:value-type="string" table:style-name="ce52">
            <text:p>Erdloch</text:p>
          </table:table-cell>
          <table:table-cell table:number-columns-repeated="3" table:style-name="ce34"/>
          <table:table-cell table:number-columns-repeated="16378"/>
        </table:table-row>
        <table:table-row table:style-name="ro1">
          <table:table-cell office:value-type="string" table:style-name="ce53">
            <text:p>Sicht:</text:p>
          </table:table-cell>
          <table:table-cell office:value-type="string" table:style-name="ce39">
            <text:p>Lichtwelle</text:p>
          </table:table-cell>
          <table:table-cell table:number-columns-repeated="4" table:style-name="ce34"/>
          <table:table-cell table:number-columns-repeated="16378"/>
        </table:table-row>
        <table:table-row table:style-name="ro1">
          <table:table-cell office:value-type="string" table:style-name="ce54">
            <text:p>Verbrennung:</text:p>
          </table:table-cell>
          <table:table-cell office:value-type="string" table:style-name="ce43">
            <text:p>Funkenflug</text:p>
          </table:table-cell>
          <table:table-cell office:value-type="string" table:style-name="ce43">
            <text:p>Feuerschneiße</text:p>
          </table:table-cell>
          <table:table-cell table:number-columns-repeated="3" table:style-name="ce34"/>
          <table:table-cell table:number-columns-repeated="16378"/>
        </table:table-row>
        <table:table-row table:style-name="ro1">
          <table:table-cell office:value-type="string" table:style-name="ce55">
            <text:p>Heilung:</text:p>
          </table:table-cell>
          <table:table-cell office:value-type="string" table:style-name="ce56">
            <text:p>Feuerhauch</text:p>
          </table:table-cell>
          <table:table-cell office:value-type="string" table:style-name="ce56">
            <text:p>Feueratem</text:p>
          </table:table-cell>
          <table:table-cell table:style-name="ce34"/>
          <table:table-cell table:number-columns-repeated="16380" table:style-name="ce1"/>
        </table:table-row>
        <table:table-row table:style-name="ro1">
          <table:table-cell office:value-type="string" table:style-name="ce49">
            <text:p>Verjagen:</text:p>
          </table:table-cell>
          <table:table-cell office:value-type="string" table:style-name="ce49">
            <text:p>Böe</text:p>
          </table:table-cell>
          <table:table-cell office:value-type="string" table:style-name="ce49">
            <text:p>Windhose</text:p>
          </table:table-cell>
          <table:table-cell office:value-type="string" table:style-name="ce49">
            <text:p>Gewitter</text:p>
          </table:table-cell>
          <table:table-cell table:number-columns-repeated="16380" table:style-name="ce1"/>
        </table:table-row>
        <table:table-row table:style-name="ro1">
          <table:table-cell table:style-name="ce20"/>
          <table:table-cell office:value-type="string" table:style-name="ce49">
            <text:p>Donner</text:p>
          </table:table-cell>
          <table:table-cell office:value-type="string" table:style-name="ce49">
            <text:p>Windstoß</text:p>
          </table:table-cell>
          <table:table-cell office:value-type="string" table:style-name="ce49">
            <text:p>Sandsturm</text:p>
          </table:table-cell>
          <table:table-cell table:number-columns-repeated="16380" table:style-name="ce1"/>
        </table:table-row>
        <table:table-row table:style-name="ro1">
          <table:table-cell table:style-name="ce20"/>
          <table:table-cell table:number-columns-repeated="3" table:style-name="ce34"/>
          <table:table-cell table:number-columns-repeated="16380" table:style-name="ce1"/>
        </table:table-row>
        <table:table-row table:style-name="ro1">
          <table:table-cell office:value-type="string" table:style-name="ce50">
            <text:p>Wasserdrache</text:p>
          </table:table-cell>
          <table:table-cell table:number-columns-repeated="3" table:style-name="ce34"/>
          <table:table-cell table:number-columns-repeated="16380" table:style-name="ce1"/>
        </table:table-row>
        <table:table-row table:style-name="ro1">
          <table:table-cell office:value-type="string" table:style-name="ce47">
            <text:p>Materieformung:</text:p>
          </table:table-cell>
          <table:table-cell office:value-type="string" table:style-name="ce47">
            <text:p>Schlamm</text:p>
          </table:table-cell>
          <table:table-cell office:value-type="string" table:style-name="ce47">
            <text:p>Salzwasser</text:p>
          </table:table-cell>
          <table:table-cell office:value-type="string" table:style-name="ce47">
            <text:p>Gletscher</text:p>
          </table:table-cell>
          <table:table-cell table:number-columns-repeated="16380" table:style-name="ce1"/>
        </table:table-row>
        <table:table-row table:style-name="ro1">
          <table:table-cell table:style-name="ce34"/>
          <table:table-cell office:value-type="string" table:style-name="ce47">
            <text:p>Wolke</text:p>
          </table:table-cell>
          <table:table-cell table:number-columns-repeated="2" table:style-name="ce34"/>
          <table:table-cell table:number-columns-repeated="16380"/>
        </table:table-row>
        <table:table-row table:style-name="ro1">
          <table:table-cell office:value-type="string" table:style-name="ce40">
            <text:p>Wasserschaden (langsam):</text:p>
          </table:table-cell>
          <table:table-cell office:value-type="string" table:style-name="ce40">
            <text:p>Tsunami</text:p>
          </table:table-cell>
          <table:table-cell office:value-type="string" table:style-name="ce40">
            <text:p>Moräne</text:p>
          </table:table-cell>
          <table:table-cell table:style-name="ce34"/>
          <table:table-cell table:number-columns-repeated="16380"/>
        </table:table-row>
        <table:table-row table:style-name="ro1">
          <table:table-cell table:style-name="ce34"/>
          <table:table-cell office:value-type="string" table:style-name="ce40">
            <text:p>Monsun</text:p>
          </table:table-cell>
          <table:table-cell office:value-type="string" table:style-name="ce40">
            <text:p>Hurrik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2">
            <text:p>Wasserversteck(schnell):</text:p>
          </table:table-cell>
          <table:table-cell office:value-type="string" table:style-name="ce52">
            <text:p>Schneesturm</text:p>
          </table:table-cell>
          <table:table-cell table:number-columns-repeated="2" table:style-name="ce34"/>
          <table:table-cell table:number-columns-repeated="16380"/>
        </table:table-row>
        <table:table-row table:style-name="ro1">
          <table:table-cell office:value-type="string" table:style-name="ce52">
            <text:p>Wasserversteck (langsam):</text:p>
          </table:table-cell>
          <table:table-cell office:value-type="string" table:style-name="ce52">
            <text:p>Wasserdampf</text:p>
          </table:table-cell>
          <table:table-cell office:value-type="string" table:style-name="ce52">
            <text:p>Nebel</text:p>
          </table:table-cell>
          <table:table-cell table:style-name="ce34"/>
          <table:table-cell table:number-columns-repeated="16380"/>
        </table:table-row>
        <table:table-row table:style-name="ro1">
          <table:table-cell office:value-type="string" table:style-name="ce39">
            <text:p>Sicht:</text:p>
          </table:table-cell>
          <table:table-cell office:value-type="string" table:style-name="ce39">
            <text:p>Regenbogen</text:p>
          </table:table-cell>
          <table:table-cell table:number-columns-repeated="2" table:style-name="ce34"/>
          <table:table-cell table:number-columns-repeated="16380"/>
        </table:table-row>
        <table:table-row table:style-name="ro1">
          <table:table-cell office:value-type="string" table:style-name="ce43">
            <text:p>Verbrennung(schnell):</text:p>
          </table:table-cell>
          <table:table-cell office:value-type="string" table:style-name="ce43">
            <text:p>Geysir</text:p>
          </table:table-cell>
          <table:table-cell table:number-columns-repeated="2" table:style-name="ce34"/>
          <table:table-cell table:number-columns-repeated="16380"/>
        </table:table-row>
        <table:table-row table:style-name="ro1">
          <table:table-cell office:value-type="string" table:style-name="ce56">
            <text:p>Heilung(langsam):</text:p>
          </table:table-cell>
          <table:table-cell office:value-type="string" table:style-name="ce56">
            <text:p>Regenschauer</text:p>
          </table:table-cell>
          <table:table-cell table:number-columns-repeated="2" table:style-name="ce34"/>
          <table:table-cell table:number-columns-repeated="16380"/>
        </table:table-row>
        <table:table-row table:style-name="ro1">
          <table:table-cell table:style-name="ce41"/>
          <table:table-cell office:value-type="string" table:style-name="ce56">
            <text:p>Heiße Quelle</text:p>
          </table:table-cell>
          <table:table-cell table:style-name="ce20"/>
          <table:table-cell table:number-columns-repeated="16381" table:style-name="ce1"/>
        </table:table-row>
        <table:table-row table:style-name="ro1">
          <table:table-cell office:value-type="string" table:style-name="ce56">
            <text:p>Heilung(schnell):</text:p>
          </table:table-cell>
          <table:table-cell office:value-type="string" table:style-name="ce56">
            <text:p>Wasserfall</text:p>
          </table:table-cell>
          <table:table-cell table:style-name="ce20"/>
          <table:table-cell table:number-columns-repeated="16381" table:style-name="ce1"/>
        </table:table-row>
        <table:table-row table:style-name="ro1">
          <table:table-cell office:value-type="string" table:style-name="ce48">
            <text:p>Zerteilung:</text:p>
          </table:table-cell>
          <table:table-cell office:value-type="string" table:style-name="ce48">
            <text:p>Wasserstrahl</text:p>
          </table:table-cell>
          <table:table-cell table:style-name="ce20"/>
          <table:table-cell table:number-columns-repeated="16381" table:style-name="ce1"/>
        </table:table-row>
        <table:table-row table:style-name="ro1">
          <table:table-cell office:value-type="string" table:style-name="ce49">
            <text:p>Verjagen:</text:p>
          </table:table-cell>
          <table:table-cell office:value-type="string" table:style-name="ce49">
            <text:p>Wasserwelle</text:p>
          </table:table-cell>
          <table:table-cell table:style-name="ce20"/>
          <table:table-cell table:number-columns-repeated="16381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Tabelle2" table:style-name="ta2">
        <table:table-column table:style-name="co9" table:default-cell-style-name="ce1"/>
        <table:table-column table:style-name="co9" table:default-cell-style-name="ce57"/>
        <table:table-column table:style-name="co9" table:number-columns-repeated="16382" table:default-cell-style-name="ce1"/>
        <table:table-row table:style-name="ro1">
          <table:table-cell table:style-name="ce1"/>
          <table:table-cell office:value-type="string" table:style-name="ce57">
            <text:p>Cosinus</text:p>
          </table:table-cell>
          <table:table-cell office:value-type="string" table:style-name="ce1">
            <text:p>Tangens</text:p>
          </table:table-cell>
          <table:table-cell table:style-name="ce1">
            <draw:frame draw:z-index="1" draw:id="id0" draw:style-name="a0" draw:name="Diagramm 2" svg:x="0.07812in" svg:y="0.07812in" svg:width="8.15104in" svg:height="4.4010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-100" table:style-name="ce1">
            <text:p>-100</text:p>
          </table:table-cell>
          <table:table-cell office:value-type="float" office:value="6.1257422745431001E-17" table:formula="of:=COS([.A2]/100*(PI()/2))" table:style-name="ce57">
            <text:p>0,00</text:p>
          </table:table-cell>
          <table:table-cell office:value-type="float" office:value="2.6649100706471802E+32" table:formula="of:=TAN(([.A2]/100)*(PI()/2))^2+1" table:style-name="ce1">
            <text:p>2,66491E+32</text:p>
          </table:table-cell>
          <table:table-cell table:number-columns-repeated="16381"/>
        </table:table-row>
        <table:table-row table:style-name="ro1">
          <table:table-cell office:value-type="float" office:value="-99" table:style-name="ce1">
            <text:p>-99</text:p>
          </table:table-cell>
          <table:table-cell office:value-type="float" office:value="1.5707317311820648E-2" table:formula="of:=COS([.A3]/100*(PI()/2))" table:style-name="ce57">
            <text:p>0,02</text:p>
          </table:table-cell>
          <table:table-cell office:value-type="float" office:value="4053.180695476844" table:formula="of:=TAN(([.A3]/100)*(PI()/2))^2+1" table:style-name="ce1">
            <text:p>4053,180695</text:p>
          </table:table-cell>
          <table:table-cell table:number-columns-repeated="16381"/>
        </table:table-row>
        <table:table-row table:style-name="ro1">
          <table:table-cell office:value-type="float" office:value="-98" table:style-name="ce1">
            <text:p>-98</text:p>
          </table:table-cell>
          <table:table-cell office:value-type="float" office:value="3.1410759078128396E-2" table:formula="of:=COS([.A4]/100*(PI()/2))" table:style-name="ce57">
            <text:p>0,03</text:p>
          </table:table-cell>
          <table:table-cell office:value-type="float" office:value="1013.5452355643763" table:formula="of:=TAN(([.A4]/100)*(PI()/2))^2+1" table:style-name="ce1">
            <text:p>1013,545236</text:p>
          </table:table-cell>
          <table:table-cell table:number-columns-repeated="16381"/>
        </table:table-row>
        <table:table-row table:style-name="ro1">
          <table:table-cell office:value-type="float" office:value="-97" table:style-name="ce1">
            <text:p>-97</text:p>
          </table:table-cell>
          <table:table-cell office:value-type="float" office:value="4.7106450709642679E-2" table:formula="of:=COS([.A5]/100*(PI()/2))" table:style-name="ce57">
            <text:p>0,05</text:p>
          </table:table-cell>
          <table:table-cell office:value-type="float" office:value="450.64985317332224" table:formula="of:=TAN(([.A5]/100)*(PI()/2))^2+1" table:style-name="ce1">
            <text:p>450,6498532</text:p>
          </table:table-cell>
          <table:table-cell table:number-columns-repeated="16381"/>
        </table:table-row>
        <table:table-row table:style-name="ro1">
          <table:table-cell office:value-type="float" office:value="-96" table:style-name="ce1">
            <text:p>-96</text:p>
          </table:table-cell>
          <table:table-cell office:value-type="float" office:value="6.2790519529313527E-2" table:formula="of:=COS([.A6]/100*(PI()/2))" table:style-name="ce57">
            <text:p>0,06</text:p>
          </table:table-cell>
          <table:table-cell office:value-type="float" office:value="253.63655579364391" table:formula="of:=TAN(([.A6]/100)*(PI()/2))^2+1" table:style-name="ce1">
            <text:p>253,6365558</text:p>
          </table:table-cell>
          <table:table-cell table:number-columns-repeated="16381"/>
        </table:table-row>
        <table:table-row table:style-name="ro1">
          <table:table-cell office:value-type="float" office:value="-95" table:style-name="ce1">
            <text:p>-95</text:p>
          </table:table-cell>
          <table:table-cell office:value-type="float" office:value="7.8459095727844999E-2" table:formula="of:=COS([.A7]/100*(PI()/2))" table:style-name="ce57">
            <text:p>0,08</text:p>
          </table:table-cell>
          <table:table-cell office:value-type="float" office:value="162.44763879758827" table:formula="of:=TAN(([.A7]/100)*(PI()/2))^2+1" table:style-name="ce1">
            <text:p>162,4476388</text:p>
          </table:table-cell>
          <table:table-cell table:number-columns-repeated="16381"/>
        </table:table-row>
        <table:table-row table:style-name="ro1">
          <table:table-cell office:value-type="float" office:value="-94" table:style-name="ce1">
            <text:p>-94</text:p>
          </table:table-cell>
          <table:table-cell office:value-type="float" office:value="9.4108313318514505E-2" table:formula="of:=COS([.A8]/100*(PI()/2))" table:style-name="ce57">
            <text:p>0,09</text:p>
          </table:table-cell>
          <table:table-cell office:value-type="float" office:value="112.91301928150236" table:formula="of:=TAN(([.A8]/100)*(PI()/2))^2+1" table:style-name="ce1">
            <text:p>112,9130193</text:p>
          </table:table-cell>
          <table:table-cell table:number-columns-repeated="16381"/>
        </table:table-row>
        <table:table-row table:style-name="ro1">
          <table:table-cell office:value-type="float" office:value="-93" table:style-name="ce1">
            <text:p>-93</text:p>
          </table:table-cell>
          <table:table-cell office:value-type="float" office:value="0.10973431109104514" table:formula="of:=COS([.A9]/100*(PI()/2))" table:style-name="ce57">
            <text:p>0,11</text:p>
          </table:table-cell>
          <table:table-cell office:value-type="float" office:value="83.045311220744608" table:formula="of:=TAN(([.A9]/100)*(PI()/2))^2+1" table:style-name="ce1">
            <text:p>83,04531122</text:p>
          </table:table-cell>
          <table:table-cell table:number-columns-repeated="16381"/>
        </table:table-row>
        <table:table-row table:style-name="ro1">
          <table:table-cell office:value-type="float" office:value="-92" table:style-name="ce1">
            <text:p>-92</text:p>
          </table:table-cell>
          <table:table-cell office:value-type="float" office:value="0.12533323356430426" table:formula="of:=COS([.A10]/100*(PI()/2))" table:style-name="ce57">
            <text:p>0,13</text:p>
          </table:table-cell>
          <table:table-cell office:value-type="float" office:value="63.660128512250175" table:formula="of:=TAN(([.A10]/100)*(PI()/2))^2+1" table:style-name="ce1">
            <text:p>63,66012851</text:p>
          </table:table-cell>
          <table:table-cell table:number-columns-repeated="16381"/>
        </table:table-row>
        <table:table-row table:style-name="ro1">
          <table:table-cell office:value-type="float" office:value="-91" table:style-name="ce1">
            <text:p>-91</text:p>
          </table:table-cell>
          <table:table-cell office:value-type="float" office:value="0.14090123193758258" table:formula="of:=COS([.A11]/100*(PI()/2))" table:style-name="ce57">
            <text:p>0,14</text:p>
          </table:table-cell>
          <table:table-cell office:value-type="float" office:value="50.369822384613244" table:formula="of:=TAN(([.A11]/100)*(PI()/2))^2+1" table:style-name="ce1">
            <text:p>50,36982238</text:p>
          </table:table-cell>
          <table:table-cell table:number-columns-repeated="16381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float" office:value="0.15643446504023092" table:formula="of:=COS([.A12]/100*(PI()/2))" table:style-name="ce57">
            <text:p>0,16</text:p>
          </table:table-cell>
          <table:table-cell office:value-type="float" office:value="40.863458189061376" table:formula="of:=TAN(([.A12]/100)*(PI()/2))^2+1" table:style-name="ce1">
            <text:p>40,86345819</text:p>
          </table:table-cell>
          <table:table-cell table:number-columns-repeated="16381"/>
        </table:table-row>
        <table:table-row table:style-name="ro1">
          <table:table-cell office:value-type="float" office:value="-89" table:style-name="ce1">
            <text:p>-89</text:p>
          </table:table-cell>
          <table:table-cell office:value-type="float" office:value="0.17192910027940952" table:formula="of:=COS([.A13]/100*(PI()/2))" table:style-name="ce57">
            <text:p>0,17</text:p>
          </table:table-cell>
          <table:table-cell office:value-type="float" office:value="33.829939338207069" table:formula="of:=TAN(([.A13]/100)*(PI()/2))^2+1" table:style-name="ce1">
            <text:p>33,82993934</text:p>
          </table:table-cell>
          <table:table-cell table:number-columns-repeated="16381"/>
        </table:table-row>
        <table:table-row table:style-name="ro1">
          <table:table-cell office:value-type="float" office:value="-88" table:style-name="ce1">
            <text:p>-88</text:p>
          </table:table-cell>
          <table:table-cell office:value-type="float" office:value="0.18738131458572474" table:formula="of:=COS([.A14]/100*(PI()/2))" table:style-name="ce57">
            <text:p>0,19</text:p>
          </table:table-cell>
          <table:table-cell office:value-type="float" office:value="28.480488698092543" table:formula="of:=TAN(([.A14]/100)*(PI()/2))^2+1" table:style-name="ce1">
            <text:p>28,4804887</text:p>
          </table:table-cell>
          <table:table-cell table:number-columns-repeated="16381"/>
        </table:table-row>
        <table:table-row table:style-name="ro1">
          <table:table-cell office:value-type="float" office:value="-87" table:style-name="ce1">
            <text:p>-87</text:p>
          </table:table-cell>
          <table:table-cell office:value-type="float" office:value="0.20278729535651249" table:formula="of:=COS([.A15]/100*(PI()/2))" table:style-name="ce57">
            <text:p>0,20</text:p>
          </table:table-cell>
          <table:table-cell office:value-type="float" office:value="24.317477020837899" table:formula="of:=TAN(([.A15]/100)*(PI()/2))^2+1" table:style-name="ce1">
            <text:p>24,31747702</text:p>
          </table:table-cell>
          <table:table-cell table:number-columns-repeated="16381"/>
        </table:table-row>
        <table:table-row table:style-name="ro1">
          <table:table-cell office:value-type="float" office:value="-86" table:style-name="ce1">
            <text:p>-86</text:p>
          </table:table-cell>
          <table:table-cell office:value-type="float" office:value="0.2181432413965427" table:formula="of:=COS([.A16]/100*(PI()/2))" table:style-name="ce57">
            <text:p>0,22</text:p>
          </table:table-cell>
          <table:table-cell office:value-type="float" office:value="21.014374901921776" table:formula="of:=TAN(([.A16]/100)*(PI()/2))^2+1" table:style-name="ce1">
            <text:p>21,0143749</text:p>
          </table:table-cell>
          <table:table-cell table:number-columns-repeated="16381"/>
        </table:table-row>
        <table:table-row table:style-name="ro1">
          <table:table-cell office:value-type="float" office:value="-85" table:style-name="ce1">
            <text:p>-85</text:p>
          </table:table-cell>
          <table:table-cell office:value-type="float" office:value="0.23344536385590547" table:formula="of:=COS([.A17]/100*(PI()/2))" table:style-name="ce57">
            <text:p>0,23</text:p>
          </table:table-cell>
          <table:table-cell office:value-type="float" office:value="18.349722174715275" table:formula="of:=TAN(([.A17]/100)*(PI()/2))^2+1" table:style-name="ce1">
            <text:p>18,34972217</text:p>
          </table:table-cell>
          <table:table-cell table:number-columns-repeated="16381"/>
        </table:table-row>
        <table:table-row table:style-name="ro1">
          <table:table-cell office:value-type="float" office:value="-84" table:style-name="ce1">
            <text:p>-84</text:p>
          </table:table-cell>
          <table:table-cell office:value-type="float" office:value="0.24868988716485496" table:formula="of:=COS([.A18]/100*(PI()/2))" table:style-name="ce57">
            <text:p>0,25</text:p>
          </table:table-cell>
          <table:table-cell office:value-type="float" office:value="16.169021906027169" table:formula="of:=TAN(([.A18]/100)*(PI()/2))^2+1" table:style-name="ce1">
            <text:p>16,16902191</text:p>
          </table:table-cell>
          <table:table-cell table:number-columns-repeated="16381"/>
        </table:table-row>
        <table:table-row table:style-name="ro1">
          <table:table-cell office:value-type="float" office:value="-83" table:style-name="ce1">
            <text:p>-83</text:p>
          </table:table-cell>
          <table:table-cell office:value-type="float" office:value="0.26387304996537297" table:formula="of:=COS([.A19]/100*(PI()/2))" table:style-name="ce57">
            <text:p>0,26</text:p>
          </table:table-cell>
          <table:table-cell office:value-type="float" office:value="14.361834780236508" table:formula="of:=TAN(([.A19]/100)*(PI()/2))^2+1" table:style-name="ce1">
            <text:p>14,36183478</text:p>
          </table:table-cell>
          <table:table-cell table:number-columns-repeated="16381"/>
        </table:table-row>
        <table:table-row table:style-name="ro1">
          <table:table-cell office:value-type="float" office:value="-82" table:style-name="ce1">
            <text:p>-82</text:p>
          </table:table-cell>
          <table:table-cell office:value-type="float" office:value="0.2789911060392295" table:formula="of:=COS([.A20]/100*(PI()/2))" table:style-name="ce57">
            <text:p>0,28</text:p>
          </table:table-cell>
          <table:table-cell office:value-type="float" office:value="12.847519418300587" table:formula="of:=TAN(([.A20]/100)*(PI()/2))^2+1" table:style-name="ce1">
            <text:p>12,84751942</text:p>
          </table:table-cell>
          <table:table-cell table:number-columns-repeated="16381"/>
        </table:table-row>
        <table:table-row table:style-name="ro1">
          <table:table-cell office:value-type="float" office:value="-81" table:style-name="ce1">
            <text:p>-81</text:p>
          </table:table-cell>
          <table:table-cell office:value-type="float" office:value="0.29404032523230389" table:formula="of:=COS([.A21]/100*(PI()/2))" table:style-name="ce57">
            <text:p>0,29</text:p>
          </table:table-cell>
          <table:table-cell office:value-type="float" office:value="11.566080511831014" table:formula="of:=TAN(([.A21]/100)*(PI()/2))^2+1" table:style-name="ce1">
            <text:p>11,56608051</text:p>
          </table:table-cell>
          <table:table-cell table:number-columns-repeated="16381"/>
        </table:table-row>
        <table:table-row table:style-name="ro1">
          <table:table-cell office:value-type="float" office:value="-80" table:style-name="ce1">
            <text:p>-80</text:p>
          </table:table-cell>
          <table:table-cell office:value-type="float" office:value="0.30901699437494745" table:formula="of:=COS([.A22]/100*(PI()/2))" table:style-name="ce57">
            <text:p>0,31</text:p>
          </table:table-cell>
          <table:table-cell office:value-type="float" office:value="10.472135954999574" table:formula="of:=TAN(([.A22]/100)*(PI()/2))^2+1" table:style-name="ce1">
            <text:p>10,47213595</text:p>
          </table:table-cell>
          <table:table-cell table:number-columns-repeated="16381"/>
        </table:table-row>
        <table:table-row table:style-name="ro1">
          <table:table-cell office:value-type="float" office:value="-79" table:style-name="ce1">
            <text:p>-79</text:p>
          </table:table-cell>
          <table:table-cell office:value-type="float" office:value="0.3239174181981494" table:formula="of:=COS([.A23]/100*(PI()/2))" table:style-name="ce57">
            <text:p>0,32</text:p>
          </table:table-cell>
          <table:table-cell office:value-type="float" office:value="9.5308447566098025" table:formula="of:=TAN(([.A23]/100)*(PI()/2))^2+1" table:style-name="ce1">
            <text:p>9,530844757</text:p>
          </table:table-cell>
          <table:table-cell table:number-columns-repeated="16381"/>
        </table:table-row>
        <table:table-row table:style-name="ro1">
          <table:table-cell office:value-type="float" office:value="-78" table:style-name="ce1">
            <text:p>-78</text:p>
          </table:table-cell>
          <table:table-cell office:value-type="float" office:value="0.33873792024529148" table:formula="of:=COS([.A24]/100*(PI()/2))" table:style-name="ce57">
            <text:p>0,34</text:p>
          </table:table-cell>
          <table:table-cell office:value-type="float" office:value="8.715099834915442" table:formula="of:=TAN(([.A24]/100)*(PI()/2))^2+1" table:style-name="ce1">
            <text:p>8,715099835</text:p>
          </table:table-cell>
          <table:table-cell table:number-columns-repeated="16381"/>
        </table:table-row>
        <table:table-row table:style-name="ro1">
          <table:table-cell office:value-type="float" office:value="-77" table:style-name="ce1">
            <text:p>-77</text:p>
          </table:table-cell>
          <table:table-cell office:value-type="float" office:value="0.35347484377925714" table:formula="of:=COS([.A25]/100*(PI()/2))" table:style-name="ce57">
            <text:p>0,35</text:p>
          </table:table-cell>
          <table:table-cell office:value-type="float" office:value="8.0035558079438012" table:formula="of:=TAN(([.A25]/100)*(PI()/2))^2+1" table:style-name="ce1">
            <text:p>8,003555808</text:p>
          </table:table-cell>
          <table:table-cell table:number-columns-repeated="16381"/>
        </table:table-row>
        <table:table-row table:style-name="ro1">
          <table:table-cell office:value-type="float" office:value="-76" table:style-name="ce1">
            <text:p>-76</text:p>
          </table:table-cell>
          <table:table-cell office:value-type="float" office:value="0.36812455268467809" table:formula="of:=COS([.A26]/100*(PI()/2))" table:style-name="ce57">
            <text:p>0,37</text:p>
          </table:table-cell>
          <table:table-cell office:value-type="float" office:value="7.3792195382107542" table:formula="of:=TAN(([.A26]/100)*(PI()/2))^2+1" table:style-name="ce1">
            <text:p>7,379219538</text:p>
          </table:table-cell>
          <table:table-cell table:number-columns-repeated="16381"/>
        </table:table-row>
        <table:table-row table:style-name="ro1">
          <table:table-cell office:value-type="float" office:value="-75" table:style-name="ce1">
            <text:p>-75</text:p>
          </table:table-cell>
          <table:table-cell office:value-type="float" office:value="0.38268343236508984" table:formula="of:=COS([.A27]/100*(PI()/2))" table:style-name="ce57">
            <text:p>0,38</text:p>
          </table:table-cell>
          <table:table-cell office:value-type="float" office:value="6.8284271247461898" table:formula="of:=TAN(([.A27]/100)*(PI()/2))^2+1" table:style-name="ce1">
            <text:p>6,828427125</text:p>
          </table:table-cell>
          <table:table-cell table:number-columns-repeated="16381"/>
        </table:table-row>
        <table:table-row table:style-name="ro1">
          <table:table-cell office:value-type="float" office:value="-74" table:style-name="ce1">
            <text:p>-74</text:p>
          </table:table-cell>
          <table:table-cell office:value-type="float" office:value="0.39714789063478056" table:formula="of:=COS([.A28]/100*(PI()/2))" table:style-name="ce57">
            <text:p>0,40</text:p>
          </table:table-cell>
          <table:table-cell office:value-type="float" office:value="6.340090826834766" table:formula="of:=TAN(([.A28]/100)*(PI()/2))^2+1" table:style-name="ce1">
            <text:p>6,340090827</text:p>
          </table:table-cell>
          <table:table-cell table:number-columns-repeated="16381"/>
        </table:table-row>
        <table:table-row table:style-name="ro1">
          <table:table-cell office:value-type="float" office:value="-73" table:style-name="ce1">
            <text:p>-73</text:p>
          </table:table-cell>
          <table:table-cell office:value-type="float" office:value="0.41151435860510888" table:formula="of:=COS([.A29]/100*(PI()/2))" table:style-name="ce57">
            <text:p>0,41</text:p>
          </table:table-cell>
          <table:table-cell office:value-type="float" office:value="5.905137485584512" table:formula="of:=TAN(([.A29]/100)*(PI()/2))^2+1" table:style-name="ce1">
            <text:p>5,905137486</text:p>
          </table:table-cell>
          <table:table-cell table:number-columns-repeated="16381"/>
        </table:table-row>
        <table:table-row table:style-name="ro1">
          <table:table-cell office:value-type="float" office:value="-72" table:style-name="ce1">
            <text:p>-72</text:p>
          </table:table-cell>
          <table:table-cell office:value-type="float" office:value="0.42577929156507266" table:formula="of:=COS([.A30]/100*(PI()/2))" table:style-name="ce57">
            <text:p>0,43</text:p>
          </table:table-cell>
          <table:table-cell office:value-type="float" office:value="5.5160847476195443" table:formula="of:=TAN(([.A30]/100)*(PI()/2))^2+1" table:style-name="ce1">
            <text:p>5,516084748</text:p>
          </table:table-cell>
          <table:table-cell table:number-columns-repeated="16381"/>
        </table:table-row>
        <table:table-row table:style-name="ro1">
          <table:table-cell office:value-type="float" office:value="-71" table:style-name="ce1">
            <text:p>-71</text:p>
          </table:table-cell>
          <table:table-cell office:value-type="float" office:value="0.43993916985591525" table:formula="of:=COS([.A31]/100*(PI()/2))" table:style-name="ce57">
            <text:p>0,44</text:p>
          </table:table-cell>
          <table:table-cell office:value-type="float" office:value="5.1667177582900887" table:formula="of:=TAN(([.A31]/100)*(PI()/2))^2+1" table:style-name="ce1">
            <text:p>5,166717758</text:p>
          </table:table-cell>
          <table:table-cell table:number-columns-repeated="16381"/>
        </table:table-row>
        <table:table-row table:style-name="ro1">
          <table:table-cell office:value-type="float" office:value="-70" table:style-name="ce1">
            <text:p>-70</text:p>
          </table:table-cell>
          <table:table-cell office:value-type="float" office:value="0.4539904997395468" table:formula="of:=COS([.A32]/100*(PI()/2))" table:style-name="ce57">
            <text:p>0,45</text:p>
          </table:table-cell>
          <table:table-cell office:value-type="float" office:value="4.8518399963191818" table:formula="of:=TAN(([.A32]/100)*(PI()/2))^2+1" table:style-name="ce1">
            <text:p>4,851839996</text:p>
          </table:table-cell>
          <table:table-cell table:number-columns-repeated="16381"/>
        </table:table-row>
        <table:table-row table:style-name="ro1">
          <table:table-cell office:value-type="float" office:value="-69" table:style-name="ce1">
            <text:p>-69</text:p>
          </table:table-cell>
          <table:table-cell office:value-type="float" office:value="0.46792981426057351" table:formula="of:=COS([.A33]/100*(PI()/2))" table:style-name="ce57">
            <text:p>0,47</text:p>
          </table:table-cell>
          <table:table-cell office:value-type="float" office:value="4.5670794366984939" table:formula="of:=TAN(([.A33]/100)*(PI()/2))^2+1" table:style-name="ce1">
            <text:p>4,567079437</text:p>
          </table:table-cell>
          <table:table-cell table:number-columns-repeated="16381"/>
        </table:table-row>
        <table:table-row table:style-name="ro1">
          <table:table-cell office:value-type="float" office:value="-68" table:style-name="ce1">
            <text:p>-68</text:p>
          </table:table-cell>
          <table:table-cell office:value-type="float" office:value="0.48175367410171516" table:formula="of:=COS([.A34]/100*(PI()/2))" table:style-name="ce57">
            <text:p>0,48</text:p>
          </table:table-cell>
          <table:table-cell office:value-type="float" office:value="4.3087364336541203" table:formula="of:=TAN(([.A34]/100)*(PI()/2))^2+1" table:style-name="ce1">
            <text:p>4,308736434</text:p>
          </table:table-cell>
          <table:table-cell table:number-columns-repeated="16381"/>
        </table:table-row>
        <table:table-row table:style-name="ro1">
          <table:table-cell office:value-type="float" office:value="-67" table:style-name="ce1">
            <text:p>-67</text:p>
          </table:table-cell>
          <table:table-cell office:value-type="float" office:value="0.49545866843240755" table:formula="of:=COS([.A35]/100*(PI()/2))" table:style-name="ce57">
            <text:p>0,50</text:p>
          </table:table-cell>
          <table:table-cell office:value-type="float" office:value="4.0736633682793428" table:formula="of:=TAN(([.A35]/100)*(PI()/2))^2+1" table:style-name="ce1">
            <text:p>4,073663368</text:p>
          </table:table-cell>
          <table:table-cell table:number-columns-repeated="16381"/>
        </table:table-row>
        <table:table-row table:style-name="ro1">
          <table:table-cell office:value-type="float" office:value="-66" table:style-name="ce1">
            <text:p>-66</text:p>
          </table:table-cell>
          <table:table-cell office:value-type="float" office:value="0.50904141575037121" table:formula="of:=COS([.A36]/100*(PI()/2))" table:style-name="ce57">
            <text:p>0,51</text:p>
          </table:table-cell>
          <table:table-cell office:value-type="float" office:value="3.8591687003923631" table:formula="of:=TAN(([.A36]/100)*(PI()/2))^2+1" table:style-name="ce1">
            <text:p>3,8591687</text:p>
          </table:table-cell>
          <table:table-cell table:number-columns-repeated="16381"/>
        </table:table-row>
        <table:table-row table:style-name="ro1">
          <table:table-cell office:value-type="float" office:value="-65" table:style-name="ce1">
            <text:p>-65</text:p>
          </table:table-cell>
          <table:table-cell office:value-type="float" office:value="0.52249856471594891" table:formula="of:=COS([.A37]/100*(PI()/2))" table:style-name="ce57">
            <text:p>0,52</text:p>
          </table:table-cell>
          <table:table-cell office:value-type="float" office:value="3.6629399287850761" table:formula="of:=TAN(([.A37]/100)*(PI()/2))^2+1" table:style-name="ce1">
            <text:p>3,662939929</text:p>
          </table:table-cell>
          <table:table-cell table:number-columns-repeated="16381"/>
        </table:table-row>
        <table:table-row table:style-name="ro1">
          <table:table-cell office:value-type="float" office:value="-64" table:style-name="ce1">
            <text:p>-64</text:p>
          </table:table-cell>
          <table:table-cell office:value-type="float" office:value="0.53582679497899655" table:formula="of:=COS([.A38]/100*(PI()/2))" table:style-name="ce57">
            <text:p>0,54</text:p>
          </table:table-cell>
          <table:table-cell office:value-type="float" office:value="3.482981318195784" table:formula="of:=TAN(([.A38]/100)*(PI()/2))^2+1" table:style-name="ce1">
            <text:p>3,482981318</text:p>
          </table:table-cell>
          <table:table-cell table:number-columns-repeated="16381"/>
        </table:table-row>
        <table:table-row table:style-name="ro1">
          <table:table-cell office:value-type="float" office:value="-63" table:style-name="ce1">
            <text:p>-63</text:p>
          </table:table-cell>
          <table:table-cell office:value-type="float" office:value="0.5490228179981318" table:formula="of:=COS([.A39]/100*(PI()/2))" table:style-name="ce57">
            <text:p>0,55</text:p>
          </table:table-cell>
          <table:table-cell office:value-type="float" office:value="3.3175632446669625" table:formula="of:=TAN(([.A39]/100)*(PI()/2))^2+1" table:style-name="ce1">
            <text:p>3,317563245</text:p>
          </table:table-cell>
          <table:table-cell table:number-columns-repeated="16381"/>
        </table:table-row>
        <table:table-row table:style-name="ro1">
          <table:table-cell office:value-type="float" office:value="-62" table:style-name="ce1">
            <text:p>-62</text:p>
          </table:table-cell>
          <table:table-cell office:value-type="float" office:value="0.56208337785213058" table:formula="of:=COS([.A40]/100*(PI()/2))" table:style-name="ce57">
            <text:p>0,56</text:p>
          </table:table-cell>
          <table:table-cell office:value-type="float" office:value="3.1651807464548449" table:formula="of:=TAN(([.A40]/100)*(PI()/2))^2+1" table:style-name="ce1">
            <text:p>3,165180746</text:p>
          </table:table-cell>
          <table:table-cell table:number-columns-repeated="16381"/>
        </table:table-row>
        <table:table-row table:style-name="ro1">
          <table:table-cell office:value-type="float" office:value="-61" table:style-name="ce1">
            <text:p>-61</text:p>
          </table:table-cell>
          <table:table-cell office:value-type="float" office:value="0.57500525204327857" table:formula="of:=COS([.A41]/100*(PI()/2))" table:style-name="ce57">
            <text:p>0,58</text:p>
          </table:table-cell>
          <table:table-cell office:value-type="float" office:value="3.0245194170848095" table:formula="of:=TAN(([.A41]/100)*(PI()/2))^2+1" table:style-name="ce1">
            <text:p>3,024519417</text:p>
          </table:table-cell>
          <table:table-cell table:number-columns-repeated="16381"/>
        </table:table-row>
        <table:table-row table:style-name="ro1">
          <table:table-cell office:value-type="float" office:value="-60" table:style-name="ce1">
            <text:p>-60</text:p>
          </table:table-cell>
          <table:table-cell office:value-type="float" office:value="0.58778525229247314" table:formula="of:=COS([.A42]/100*(PI()/2))" table:style-name="ce57">
            <text:p>0,59</text:p>
          </table:table-cell>
          <table:table-cell office:value-type="float" office:value="2.8944271909999153" table:formula="of:=TAN(([.A42]/100)*(PI()/2))^2+1" table:style-name="ce1">
            <text:p>2,894427191</text:p>
          </table:table-cell>
          <table:table-cell table:number-columns-repeated="16381"/>
        </table:table-row>
        <table:table-row table:style-name="ro1">
          <table:table-cell office:value-type="float" office:value="-59" table:style-name="ce1">
            <text:p>-59</text:p>
          </table:table-cell>
          <table:table-cell office:value-type="float" office:value="0.60042022532588413" table:formula="of:=COS([.A43]/100*(PI()/2))" table:style-name="ce57">
            <text:p>0,60</text:p>
          </table:table-cell>
          <table:table-cell office:value-type="float" office:value="2.7738908864400464" table:formula="of:=TAN(([.A43]/100)*(PI()/2))^2+1" table:style-name="ce1">
            <text:p>2,773890886</text:p>
          </table:table-cell>
          <table:table-cell table:number-columns-repeated="16381"/>
        </table:table-row>
        <table:table-row table:style-name="ro1">
          <table:table-cell office:value-type="float" office:value="-58" table:style-name="ce1">
            <text:p>-58</text:p>
          </table:table-cell>
          <table:table-cell office:value-type="float" office:value="0.6129070536529766" table:formula="of:=COS([.A44]/100*(PI()/2))" table:style-name="ce57">
            <text:p>0,61</text:p>
          </table:table-cell>
          <table:table-cell office:value-type="float" office:value="2.6620166104949603" table:formula="of:=TAN(([.A44]/100)*(PI()/2))^2+1" table:style-name="ce1">
            <text:p>2,66201661</text:p>
          </table:table-cell>
          <table:table-cell table:number-columns-repeated="16381"/>
        </table:table-row>
        <table:table-row table:style-name="ro1">
          <table:table-cell office:value-type="float" office:value="-57" table:style-name="ce1">
            <text:p>-57</text:p>
          </table:table-cell>
          <table:table-cell office:value-type="float" office:value="0.6252426563357053" table:formula="of:=COS([.A45]/100*(PI()/2))" table:style-name="ce57">
            <text:p>0,63</text:p>
          </table:table-cell>
          <table:table-cell office:value-type="float" office:value="2.5580133163680436" table:formula="of:=TAN(([.A45]/100)*(PI()/2))^2+1" table:style-name="ce1">
            <text:p>2,558013316</text:p>
          </table:table-cell>
          <table:table-cell table:number-columns-repeated="16381"/>
        </table:table-row>
        <table:table-row table:style-name="ro1">
          <table:table-cell office:value-type="float" office:value="-56" table:style-name="ce1">
            <text:p>-56</text:p>
          </table:table-cell>
          <table:table-cell office:value-type="float" office:value="0.63742398974868963" table:formula="of:=COS([.A46]/100*(PI()/2))" table:style-name="ce57">
            <text:p>0,64</text:p>
          </table:table-cell>
          <table:table-cell office:value-type="float" office:value="2.4611789464087881" table:formula="of:=TAN(([.A46]/100)*(PI()/2))^2+1" table:style-name="ce1">
            <text:p>2,461178946</text:p>
          </table:table-cell>
          <table:table-cell table:number-columns-repeated="16381"/>
        </table:table-row>
        <table:table-row table:style-name="ro1">
          <table:table-cell office:value-type="float" office:value="-55" table:style-name="ce1">
            <text:p>-55</text:p>
          </table:table-cell>
          <table:table-cell office:value-type="float" office:value="0.64944804833018355" table:formula="of:=COS([.A47]/100*(PI()/2))" table:style-name="ce57">
            <text:p>0,65</text:p>
          </table:table-cell>
          <table:table-cell office:value-type="float" office:value="2.3708887064659216" table:formula="of:=TAN(([.A47]/100)*(PI()/2))^2+1" table:style-name="ce1">
            <text:p>2,370888706</text:p>
          </table:table-cell>
          <table:table-cell table:number-columns-repeated="16381"/>
        </table:table-row>
        <table:table-row table:style-name="ro1">
          <table:table-cell office:value-type="float" office:value="-54" table:style-name="ce1">
            <text:p>-54</text:p>
          </table:table-cell>
          <table:table-cell office:value-type="float" office:value="0.66131186532365183" table:formula="of:=COS([.A48]/100*(PI()/2))" table:style-name="ce57">
            <text:p>0,66</text:p>
          </table:table-cell>
          <table:table-cell office:value-type="float" office:value="2.2865851050338692" table:formula="of:=TAN(([.A48]/100)*(PI()/2))^2+1" table:style-name="ce1">
            <text:p>2,286585105</text:p>
          </table:table-cell>
          <table:table-cell table:number-columns-repeated="16381"/>
        </table:table-row>
        <table:table-row table:style-name="ro1">
          <table:table-cell office:value-type="float" office:value="-53" table:style-name="ce1">
            <text:p>-53</text:p>
          </table:table-cell>
          <table:table-cell office:value-type="float" office:value="0.67301251350977331" table:formula="of:=COS([.A49]/100*(PI()/2))" table:style-name="ce57">
            <text:p>0,67</text:p>
          </table:table-cell>
          <table:table-cell office:value-type="float" office:value="2.2077694600846982" table:formula="of:=TAN(([.A49]/100)*(PI()/2))^2+1" table:style-name="ce1">
            <text:p>2,20776946</text:p>
          </table:table-cell>
          <table:table-cell table:number-columns-repeated="16381"/>
        </table:table-row>
        <table:table-row table:style-name="ro1">
          <table:table-cell office:value-type="float" office:value="-52" table:style-name="ce1">
            <text:p>-52</text:p>
          </table:table-cell>
          <table:table-cell office:value-type="float" office:value="0.68454710592868862" table:formula="of:=COS([.A50]/100*(PI()/2))" table:style-name="ce57">
            <text:p>0,68</text:p>
          </table:table-cell>
          <table:table-cell office:value-type="float" office:value="2.1339946315903218" table:formula="of:=TAN(([.A50]/100)*(PI()/2))^2+1" table:style-name="ce1">
            <text:p>2,133994632</text:p>
          </table:table-cell>
          <table:table-cell table:number-columns-repeated="16381"/>
        </table:table-row>
        <table:table-row table:style-name="ro1">
          <table:table-cell office:value-type="float" office:value="-51" table:style-name="ce1">
            <text:p>-51</text:p>
          </table:table-cell>
          <table:table-cell office:value-type="float" office:value="0.69591279659231431" table:formula="of:=COS([.A51]/100*(PI()/2))" table:style-name="ce57">
            <text:p>0,70</text:p>
          </table:table-cell>
          <table:table-cell office:value-type="float" office:value="2.0648587817230606" table:formula="of:=TAN(([.A51]/100)*(PI()/2))^2+1" table:style-name="ce1">
            <text:p>2,064858782</text:p>
          </table:table-cell>
          <table:table-cell table:number-columns-repeated="16381"/>
        </table:table-row>
        <table:table-row table:style-name="ro1">
          <table:table-cell office:value-type="float" office:value="-50" table:style-name="ce1">
            <text:p>-50</text:p>
          </table:table-cell>
          <table:table-cell office:value-type="float" office:value="0.70710678118654757" table:formula="of:=COS([.A52]/100*(PI()/2))" table:style-name="ce57">
            <text:p>0,71</text:p>
          </table:table-cell>
          <table:table-cell office:value-type="float" office:value="1.9999999999999998" table:formula="of:=TAN(([.A52]/100)*(PI()/2))^2+1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-49" table:style-name="ce1">
            <text:p>-49</text:p>
          </table:table-cell>
          <table:table-cell office:value-type="float" office:value="0.71812629776318881" table:formula="of:=COS([.A53]/100*(PI()/2))" table:style-name="ce57">
            <text:p>0,72</text:p>
          </table:table-cell>
          <table:table-cell office:value-type="float" office:value="1.9390916590666492" table:formula="of:=TAN(([.A53]/100)*(PI()/2))^2+1" table:style-name="ce1">
            <text:p>1,939091659</text:p>
          </table:table-cell>
          <table:table-cell table:number-columns-repeated="16381"/>
        </table:table-row>
        <table:table-row table:style-name="ro1">
          <table:table-cell office:value-type="float" office:value="-48" table:style-name="ce1">
            <text:p>-48</text:p>
          </table:table-cell>
          <table:table-cell office:value-type="float" office:value="0.72896862742141155" table:formula="of:=COS([.A54]/100*(PI()/2))" table:style-name="ce57">
            <text:p>0,73</text:p>
          </table:table-cell>
          <table:table-cell office:value-type="float" office:value="1.8818383898322275" table:formula="of:=TAN(([.A54]/100)*(PI()/2))^2+1" table:style-name="ce1">
            <text:p>1,88183839</text:p>
          </table:table-cell>
          <table:table-cell table:number-columns-repeated="16381"/>
        </table:table-row>
        <table:table-row table:style-name="ro1">
          <table:table-cell office:value-type="float" office:value="-47" table:style-name="ce1">
            <text:p>-47</text:p>
          </table:table-cell>
          <table:table-cell office:value-type="float" office:value="0.73963109497860979" table:formula="of:=COS([.A55]/100*(PI()/2))" table:style-name="ce57">
            <text:p>0,74</text:p>
          </table:table-cell>
          <table:table-cell office:value-type="float" office:value="1.827972583385137" table:formula="of:=TAN(([.A55]/100)*(PI()/2))^2+1" table:style-name="ce1">
            <text:p>1,827972583</text:p>
          </table:table-cell>
          <table:table-cell table:number-columns-repeated="16381"/>
        </table:table-row>
        <table:table-row table:style-name="ro1">
          <table:table-cell office:value-type="float" office:value="-46" table:style-name="ce1">
            <text:p>-46</text:p>
          </table:table-cell>
          <table:table-cell office:value-type="float" office:value="0.75011106963045959" table:formula="of:=COS([.A56]/100*(PI()/2))" table:style-name="ce57">
            <text:p>0,75</text:p>
          </table:table-cell>
          <table:table-cell office:value-type="float" office:value="1.7772513424004508" table:formula="of:=TAN(([.A56]/100)*(PI()/2))^2+1" table:style-name="ce1">
            <text:p>1,777251342</text:p>
          </table:table-cell>
          <table:table-cell table:number-columns-repeated="16381"/>
        </table:table-row>
        <table:table-row table:style-name="ro1">
          <table:table-cell office:value-type="float" office:value="-45" table:style-name="ce1">
            <text:p>-45</text:p>
          </table:table-cell>
          <table:table-cell office:value-type="float" office:value="0.76040596560003093" table:formula="of:=COS([.A57]/100*(PI()/2))" table:style-name="ce57">
            <text:p>0,76</text:p>
          </table:table-cell>
          <table:table-cell office:value-type="float" office:value="1.7294538172817449" table:formula="of:=TAN(([.A57]/100)*(PI()/2))^2+1" table:style-name="ce1">
            <text:p>1,729453817</text:p>
          </table:table-cell>
          <table:table-cell table:number-columns-repeated="16381"/>
        </table:table-row>
        <table:table-row table:style-name="ro1">
          <table:table-cell office:value-type="float" office:value="-44" table:style-name="ce1">
            <text:p>-44</text:p>
          </table:table-cell>
          <table:table-cell office:value-type="float" office:value="0.77051324277578925" table:formula="of:=COS([.A58]/100*(PI()/2))" table:style-name="ce57">
            <text:p>0,77</text:p>
          </table:table-cell>
          <table:table-cell office:value-type="float" office:value="1.6843788725930864" table:formula="of:=TAN(([.A58]/100)*(PI()/2))^2+1" table:style-name="ce1">
            <text:p>1,684378873</text:p>
          </table:table-cell>
          <table:table-cell table:number-columns-repeated="16381"/>
        </table:table-row>
        <table:table-row table:style-name="ro1">
          <table:table-cell office:value-type="float" office:value="-43" table:style-name="ce1">
            <text:p>-43</text:p>
          </table:table-cell>
          <table:table-cell office:value-type="float" office:value="0.7804304073383298" table:formula="of:=COS([.A59]/100*(PI()/2))" table:style-name="ce57">
            <text:p>0,78</text:p>
          </table:table-cell>
          <table:table-cell office:value-type="float" office:value="1.6418430378574329" table:formula="of:=TAN(([.A59]/100)*(PI()/2))^2+1" table:style-name="ce1">
            <text:p>1,641843038</text:p>
          </table:table-cell>
          <table:table-cell table:number-columns-repeated="16381"/>
        </table:table-row>
        <table:table-row table:style-name="ro1">
          <table:table-cell office:value-type="float" office:value="-42" table:style-name="ce1">
            <text:p>-42</text:p>
          </table:table-cell>
          <table:table-cell office:value-type="float" office:value="0.79015501237569041" table:formula="of:=COS([.A60]/100*(PI()/2))" table:style-name="ce57">
            <text:p>0,79</text:p>
          </table:table-cell>
          <table:table-cell office:value-type="float" office:value="1.6016787038621665" table:formula="of:=TAN(([.A60]/100)*(PI()/2))^2+1" table:style-name="ce1">
            <text:p>1,601678704</text:p>
          </table:table-cell>
          <table:table-cell table:number-columns-repeated="16381"/>
        </table:table-row>
        <table:table-row table:style-name="ro1">
          <table:table-cell office:value-type="float" office:value="-41" table:style-name="ce1">
            <text:p>-41</text:p>
          </table:table-cell>
          <table:table-cell office:value-type="float" office:value="0.79968465848709058" table:formula="of:=COS([.A61]/100*(PI()/2))" table:style-name="ce57">
            <text:p>0,80</text:p>
          </table:table-cell>
          <table:table-cell office:value-type="float" office:value="1.563732531490063" table:formula="of:=TAN(([.A61]/100)*(PI()/2))^2+1" table:style-name="ce1">
            <text:p>1,563732531</text:p>
          </table:table-cell>
          <table:table-cell table:number-columns-repeated="16381"/>
        </table:table-row>
        <table:table-row table:style-name="ro1">
          <table:table-cell office:value-type="float" office:value="-40" table:style-name="ce1">
            <text:p>-40</text:p>
          </table:table-cell>
          <table:table-cell office:value-type="float" office:value="0.80901699437494745" table:formula="of:=COS([.A62]/100*(PI()/2))" table:style-name="ce57">
            <text:p>0,81</text:p>
          </table:table-cell>
          <table:table-cell office:value-type="float" office:value="1.5278640450004206" table:formula="of:=TAN(([.A62]/100)*(PI()/2))^2+1" table:style-name="ce1">
            <text:p>1,527864045</text:p>
          </table:table-cell>
          <table:table-cell table:number-columns-repeated="16381"/>
        </table:table-row>
        <table:table-row table:style-name="ro1">
          <table:table-cell office:value-type="float" office:value="-39" table:style-name="ce1">
            <text:p>-39</text:p>
          </table:table-cell>
          <table:table-cell office:value-type="float" office:value="0.8181497174250234" table:formula="of:=COS([.A63]/100*(PI()/2))" table:style-name="ce57">
            <text:p>0,82</text:p>
          </table:table-cell>
          <table:table-cell office:value-type="float" office:value="1.4939443857940082" table:formula="of:=TAN(([.A63]/100)*(PI()/2))^2+1" table:style-name="ce1">
            <text:p>1,493944386</text:p>
          </table:table-cell>
          <table:table-cell table:number-columns-repeated="16381"/>
        </table:table-row>
        <table:table-row table:style-name="ro1">
          <table:table-cell office:value-type="float" office:value="-38" table:style-name="ce1">
            <text:p>-38</text:p>
          </table:table-cell>
          <table:table-cell office:value-type="float" office:value="0.82708057427456183" table:formula="of:=COS([.A64]/100*(PI()/2))" table:style-name="ce57">
            <text:p>0,83</text:p>
          </table:table-cell>
          <table:table-cell office:value-type="float" office:value="1.4618552061472689" table:formula="of:=TAN(([.A64]/100)*(PI()/2))^2+1" table:style-name="ce1">
            <text:p>1,461855206</text:p>
          </table:table-cell>
          <table:table-cell table:number-columns-repeated="16381"/>
        </table:table-row>
        <table:table-row table:style-name="ro1">
          <table:table-cell office:value-type="float" office:value="-37" table:style-name="ce1">
            <text:p>-37</text:p>
          </table:table-cell>
          <table:table-cell office:value-type="float" office:value="0.83580736136827027" table:formula="of:=COS([.A65]/100*(PI()/2))" table:style-name="ce57">
            <text:p>0,84</text:p>
          </table:table-cell>
          <table:table-cell office:value-type="float" office:value="1.4314876853096199" table:formula="of:=TAN(([.A65]/100)*(PI()/2))^2+1" table:style-name="ce1">
            <text:p>1,431487685</text:p>
          </table:table-cell>
          <table:table-cell table:number-columns-repeated="16381"/>
        </table:table-row>
        <table:table-row table:style-name="ro1">
          <table:table-cell office:value-type="float" office:value="-36" table:style-name="ce1">
            <text:p>-36</text:p>
          </table:table-cell>
          <table:table-cell office:value-type="float" office:value="0.84432792550201508" table:formula="of:=COS([.A66]/100*(PI()/2))" table:style-name="ce57">
            <text:p>0,84</text:p>
          </table:table-cell>
          <table:table-cell office:value-type="float" office:value="1.402741652815428" table:formula="of:=TAN(([.A66]/100)*(PI()/2))^2+1" table:style-name="ce1">
            <text:p>1,402741653</text:p>
          </table:table-cell>
          <table:table-cell table:number-columns-repeated="1638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float" office:value="0.85264016435409218" table:formula="of:=COS([.A67]/100*(PI()/2))" table:style-name="ce57">
            <text:p>0,85</text:p>
          </table:table-cell>
          <table:table-cell office:value-type="float" office:value="1.3755248059449219" table:formula="of:=TAN(([.A67]/100)*(PI()/2))^2+1" table:style-name="ce1">
            <text:p>1,375524806</text:p>
          </table:table-cell>
          <table:table-cell table:number-columns-repeated="16381"/>
        </table:table-row>
        <table:table-row table:style-name="ro1">
          <table:table-cell office:value-type="float" office:value="-34" table:style-name="ce1">
            <text:p>-34</text:p>
          </table:table-cell>
          <table:table-cell office:value-type="float" office:value="0.86074202700394364" table:formula="of:=COS([.A68]/100*(PI()/2))" table:style-name="ce57">
            <text:p>0,86</text:p>
          </table:table-cell>
          <table:table-cell office:value-type="float" office:value="1.3497520100380123" table:formula="of:=TAN(([.A68]/100)*(PI()/2))^2+1" table:style-name="ce1">
            <text:p>1,34975201</text:p>
          </table:table-cell>
          <table:table-cell table:number-columns-repeated="16381"/>
        </table:table-row>
        <table:table-row table:style-name="ro1">
          <table:table-cell office:value-type="float" office:value="-33" table:style-name="ce1">
            <text:p>-33</text:p>
          </table:table-cell>
          <table:table-cell office:value-type="float" office:value="0.8686315144381912" table:formula="of:=COS([.A69]/100*(PI()/2))" table:style-name="ce57">
            <text:p>0,87</text:p>
          </table:table-cell>
          <table:table-cell office:value-type="float" office:value="1.3253446718727062" table:formula="of:=TAN(([.A69]/100)*(PI()/2))^2+1" table:style-name="ce1">
            <text:p>1,325344672</text:p>
          </table:table-cell>
          <table:table-cell table:number-columns-repeated="16381"/>
        </table:table-row>
        <table:table-row table:style-name="ro1">
          <table:table-cell office:value-type="float" office:value="-32" table:style-name="ce1">
            <text:p>-32</text:p>
          </table:table-cell>
          <table:table-cell office:value-type="float" office:value="0.87630668004386358" table:formula="of:=COS([.A70]/100*(PI()/2))" table:style-name="ce57">
            <text:p>0,88</text:p>
          </table:table-cell>
          <table:table-cell office:value-type="float" office:value="1.3022301776075937" table:formula="of:=TAN(([.A70]/100)*(PI()/2))^2+1" table:style-name="ce1">
            <text:p>1,302230178</text:p>
          </table:table-cell>
          <table:table-cell table:number-columns-repeated="16381"/>
        </table:table-row>
        <table:table-row table:style-name="ro1">
          <table:table-cell office:value-type="float" office:value="-31" table:style-name="ce1">
            <text:p>-31</text:p>
          </table:table-cell>
          <table:table-cell office:value-type="float" office:value="0.88376563008869347" table:formula="of:=COS([.A71]/100*(PI()/2))" table:style-name="ce57">
            <text:p>0,88</text:p>
          </table:table-cell>
          <table:table-cell office:value-type="float" office:value="1.2803413878905785" table:formula="of:=TAN(([.A71]/100)*(PI()/2))^2+1" table:style-name="ce1">
            <text:p>1,280341388</text:p>
          </table:table-cell>
          <table:table-cell table:number-columns-repeated="16381"/>
        </table:table-row>
        <table:table-row table:style-name="ro1">
          <table:table-cell office:value-type="float" office:value="-30" table:style-name="ce1">
            <text:p>-30</text:p>
          </table:table-cell>
          <table:table-cell office:value-type="float" office:value="0.8910065241883679" table:formula="of:=COS([.A72]/100*(PI()/2))" table:style-name="ce57">
            <text:p>0,89</text:p>
          </table:table-cell>
          <table:table-cell office:value-type="float" office:value="1.2596161836824997" table:formula="of:=TAN(([.A72]/100)*(PI()/2))^2+1" table:style-name="ce1">
            <text:p>1,259616184</text:p>
          </table:table-cell>
          <table:table-cell table:number-columns-repeated="16381"/>
        </table:table-row>
        <table:table-row table:style-name="ro1">
          <table:table-cell office:value-type="float" office:value="-29" table:style-name="ce1">
            <text:p>-29</text:p>
          </table:table-cell>
          <table:table-cell office:value-type="float" office:value="0.89802757576061565" table:formula="of:=COS([.A73]/100*(PI()/2))" table:style-name="ce57">
            <text:p>0,90</text:p>
          </table:table-cell>
          <table:table-cell office:value-type="float" office:value="1.2399970571585757" table:formula="of:=TAN(([.A73]/100)*(PI()/2))^2+1" table:style-name="ce1">
            <text:p>1,239997057</text:p>
          </table:table-cell>
          <table:table-cell table:number-columns-repeated="16381"/>
        </table:table-row>
        <table:table-row table:style-name="ro1">
          <table:table-cell office:value-type="float" office:value="-28" table:style-name="ce1">
            <text:p>-28</text:p>
          </table:table-cell>
          <table:table-cell office:value-type="float" office:value="0.90482705246601947" table:formula="of:=COS([.A74]/100*(PI()/2))" table:style-name="ce57">
            <text:p>0,90</text:p>
          </table:table-cell>
          <table:table-cell office:value-type="float" office:value="1.2214307427528031" table:formula="of:=TAN(([.A74]/100)*(PI()/2))^2+1" table:style-name="ce1">
            <text:p>1,221430743</text:p>
          </table:table-cell>
          <table:table-cell table:number-columns-repeated="16381"/>
        </table:table-row>
        <table:table-row table:style-name="ro1">
          <table:table-cell office:value-type="float" office:value="-27" table:style-name="ce1">
            <text:p>-27</text:p>
          </table:table-cell>
          <table:table-cell office:value-type="float" office:value="0.91140327663544529" table:formula="of:=COS([.A75]/100*(PI()/2))" table:style-name="ce57">
            <text:p>0,91</text:p>
          </table:table-cell>
          <table:table-cell office:value-type="float" office:value="1.2038678840172889" table:formula="of:=TAN(([.A75]/100)*(PI()/2))^2+1" table:style-name="ce1">
            <text:p>1,203867884</text:p>
          </table:table-cell>
          <table:table-cell table:number-columns-repeated="16381"/>
        </table:table-row>
        <table:table-row table:style-name="ro1">
          <table:table-cell office:value-type="float" office:value="-26" table:style-name="ce1">
            <text:p>-26</text:p>
          </table:table-cell>
          <table:table-cell office:value-type="float" office:value="0.91775462568398114" table:formula="of:=COS([.A76]/100*(PI()/2))" table:style-name="ce57">
            <text:p>0,92</text:p>
          </table:table-cell>
          <table:table-cell office:value-type="float" office:value="1.1872627324941456" table:formula="of:=TAN(([.A76]/100)*(PI()/2))^2+1" table:style-name="ce1">
            <text:p>1,187262732</text:p>
          </table:table-cell>
          <table:table-cell table:number-columns-repeated="16381"/>
        </table:table-row>
        <table:table-row table:style-name="ro1">
          <table:table-cell office:value-type="float" office:value="-25" table:style-name="ce1">
            <text:p>-25</text:p>
          </table:table-cell>
          <table:table-cell office:value-type="float" office:value="0.92387953251128674" table:formula="of:=COS([.A77]/100*(PI()/2))" table:style-name="ce57">
            <text:p>0,92</text:p>
          </table:table-cell>
          <table:table-cell office:value-type="float" office:value="1.1715728752538099" table:formula="of:=TAN(([.A77]/100)*(PI()/2))^2+1" table:style-name="ce1">
            <text:p>1,171572875</text:p>
          </table:table-cell>
          <table:table-cell table:number-columns-repeated="16381"/>
        </table:table-row>
        <table:table-row table:style-name="ro1">
          <table:table-cell office:value-type="float" office:value="-24" table:style-name="ce1">
            <text:p>-24</text:p>
          </table:table-cell>
          <table:table-cell office:value-type="float" office:value="0.92977648588825146" table:formula="of:=COS([.A78]/100*(PI()/2))" table:style-name="ce57">
            <text:p>0,93</text:p>
          </table:table-cell>
          <table:table-cell office:value-type="float" office:value="1.1567589881505285" table:formula="of:=TAN(([.A78]/100)*(PI()/2))^2+1" table:style-name="ce1">
            <text:p>1,156758988</text:p>
          </table:table-cell>
          <table:table-cell table:number-columns-repeated="16381"/>
        </table:table-row>
        <table:table-row table:style-name="ro1">
          <table:table-cell office:value-type="float" office:value="-23" table:style-name="ce1">
            <text:p>-23</text:p>
          </table:table-cell>
          <table:table-cell office:value-type="float" office:value="0.93544403082986738" table:formula="of:=COS([.A79]/100*(PI()/2))" table:style-name="ce57">
            <text:p>0,94</text:p>
          </table:table-cell>
          <table:table-cell office:value-type="float" office:value="1.1427846121916736" table:formula="of:=TAN(([.A79]/100)*(PI()/2))^2+1" table:style-name="ce1">
            <text:p>1,142784612</text:p>
          </table:table-cell>
          <table:table-cell table:number-columns-repeated="16381"/>
        </table:table-row>
        <table:table-row table:style-name="ro1">
          <table:table-cell office:value-type="float" office:value="-22" table:style-name="ce1">
            <text:p>-22</text:p>
          </table:table-cell>
          <table:table-cell office:value-type="float" office:value="0.94088076895422545" table:formula="of:=COS([.A80]/100*(PI()/2))" table:style-name="ce57">
            <text:p>0,94</text:p>
          </table:table-cell>
          <table:table-cell office:value-type="float" office:value="1.1296159507197043" table:formula="of:=TAN(([.A80]/100)*(PI()/2))^2+1" table:style-name="ce1">
            <text:p>1,129615951</text:p>
          </table:table-cell>
          <table:table-cell table:number-columns-repeated="16381"/>
        </table:table-row>
        <table:table-row table:style-name="ro1">
          <table:table-cell office:value-type="float" office:value="-21" table:style-name="ce1">
            <text:p>-21</text:p>
          </table:table-cell>
          <table:table-cell office:value-type="float" office:value="0.9460853588275453" table:formula="of:=COS([.A81]/100*(PI()/2))" table:style-name="ce57">
            <text:p>0,95</text:p>
          </table:table-cell>
          <table:table-cell office:value-type="float" office:value="1.1172216853700436" table:formula="of:=TAN(([.A81]/100)*(PI()/2))^2+1" table:style-name="ce1">
            <text:p>1,117221685</text:p>
          </table:table-cell>
          <table:table-cell table:number-columns-repeated="16381"/>
        </table:table-row>
        <table:table-row table:style-name="ro1">
          <table:table-cell office:value-type="float" office:value="-20" table:style-name="ce1">
            <text:p>-20</text:p>
          </table:table-cell>
          <table:table-cell office:value-type="float" office:value="0.95105651629515353" table:formula="of:=COS([.A82]/100*(PI()/2))" table:style-name="ce57">
            <text:p>0,95</text:p>
          </table:table-cell>
          <table:table-cell office:value-type="float" office:value="1.105572809000084" table:formula="of:=TAN(([.A82]/100)*(PI()/2))^2+1" table:style-name="ce1">
            <text:p>1,105572809</text:p>
          </table:table-cell>
          <table:table-cell table:number-columns-repeated="16381"/>
        </table:table-row>
        <table:table-row table:style-name="ro1">
          <table:table-cell office:value-type="float" office:value="-19" table:style-name="ce1">
            <text:p>-19</text:p>
          </table:table-cell>
          <table:table-cell office:value-type="float" office:value="0.95579301479833012" table:formula="of:=COS([.A83]/100*(PI()/2))" table:style-name="ce57">
            <text:p>0,96</text:p>
          </table:table-cell>
          <table:table-cell office:value-type="float" office:value="1.0946424739883709" table:formula="of:=TAN(([.A83]/100)*(PI()/2))^2+1" table:style-name="ce1">
            <text:p>1,094642474</text:p>
          </table:table-cell>
          <table:table-cell table:number-columns-repeated="16381"/>
        </table:table-row>
        <table:table-row table:style-name="ro1">
          <table:table-cell office:value-type="float" office:value="-18" table:style-name="ce1">
            <text:p>-18</text:p>
          </table:table-cell>
          <table:table-cell office:value-type="float" office:value="0.96029368567694307" table:formula="of:=COS([.A84]/100*(PI()/2))" table:style-name="ce57">
            <text:p>0,96</text:p>
          </table:table-cell>
          <table:table-cell office:value-type="float" office:value="1.0844058544825275" table:formula="of:=TAN(([.A84]/100)*(PI()/2))^2+1" table:style-name="ce1">
            <text:p>1,084405854</text:p>
          </table:table-cell>
          <table:table-cell table:number-columns-repeated="16381"/>
        </table:table-row>
        <table:table-row table:style-name="ro1">
          <table:table-cell office:value-type="float" office:value="-17" table:style-name="ce1">
            <text:p>-17</text:p>
          </table:table-cell>
          <table:table-cell office:value-type="float" office:value="0.96455741845779808" table:formula="of:=COS([.A85]/100*(PI()/2))" table:style-name="ce57">
            <text:p>0,96</text:p>
          </table:table-cell>
          <table:table-cell office:value-type="float" office:value="1.074840021332931" table:formula="of:=TAN(([.A85]/100)*(PI()/2))^2+1" table:style-name="ce1">
            <text:p>1,074840021</text:p>
          </table:table-cell>
          <table:table-cell table:number-columns-repeated="16381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0.96858316112863108" table:formula="of:=COS([.A86]/100*(PI()/2))" table:style-name="ce57">
            <text:p>0,97</text:p>
          </table:table-cell>
          <table:table-cell office:value-type="float" office:value="1.065923828589282" table:formula="of:=TAN(([.A86]/100)*(PI()/2))^2+1" table:style-name="ce1">
            <text:p>1,065923829</text:p>
          </table:table-cell>
          <table:table-cell table:number-columns-repeated="16381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0.97236992039767656" table:formula="of:=COS([.A87]/100*(PI()/2))" table:style-name="ce57">
            <text:p>0,97</text:p>
          </table:table-cell>
          <table:table-cell office:value-type="float" office:value="1.0576378105614483" table:formula="of:=TAN(([.A87]/100)*(PI()/2))^2+1" table:style-name="ce1">
            <text:p>1,057637811</text:p>
          </table:table-cell>
          <table:table-cell table:number-columns-repeated="16381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0.97591676193874743" table:formula="of:=COS([.A88]/100*(PI()/2))" table:style-name="ce57">
            <text:p>0,98</text:p>
          </table:table-cell>
          <table:table-cell office:value-type="float" office:value="1.0499640885563695" table:formula="of:=TAN(([.A88]/100)*(PI()/2))^2+1" table:style-name="ce1">
            <text:p>1,049964089</text:p>
          </table:table-cell>
          <table:table-cell table:number-columns-repeated="16381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0.97922281062176575" table:formula="of:=COS([.A89]/100*(PI()/2))" table:style-name="ce57">
            <text:p>0,98</text:p>
          </table:table-cell>
          <table:table-cell office:value-type="float" office:value="1.0428862865011657" table:formula="of:=TAN(([.A89]/100)*(PI()/2))^2+1" table:style-name="ce1">
            <text:p>1,042886287</text:p>
          </table:table-cell>
          <table:table-cell table:number-columns-repeated="16381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0.98228725072868872" table:formula="of:=COS([.A90]/100*(PI()/2))" table:style-name="ce57">
            <text:p>0,98</text:p>
          </table:table-cell>
          <table:table-cell office:value-type="float" office:value="1.0363894547504684" table:formula="of:=TAN(([.A90]/100)*(PI()/2))^2+1" table:style-name="ce1">
            <text:p>1,036389455</text:p>
          </table:table-cell>
          <table:table-cell table:number-columns-repeated="16381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0.98510932615477387" table:formula="of:=COS([.A91]/100*(PI()/2))" table:style-name="ce57">
            <text:p>0,99</text:p>
          </table:table-cell>
          <table:table-cell office:value-type="float" office:value="1.0304600014547152" table:formula="of:=TAN(([.A91]/100)*(PI()/2))^2+1" table:style-name="ce1">
            <text:p>1,030460001</text:p>
          </table:table-cell>
          <table:table-cell table:number-columns-repeated="16381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0.98768834059513777" table:formula="of:=COS([.A92]/100*(PI()/2))" table:style-name="ce57">
            <text:p>0,99</text:p>
          </table:table-cell>
          <table:table-cell office:value-type="float" office:value="1.0250856309369165" table:formula="of:=TAN(([.A92]/100)*(PI()/2))^2+1" table:style-name="ce1">
            <text:p>1,025085631</text:p>
          </table:table-cell>
          <table:table-cell table:number-columns-repeated="16381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0.99002365771655754" table:formula="of:=COS([.A93]/100*(PI()/2))" table:style-name="ce57">
            <text:p>0,99</text:p>
          </table:table-cell>
          <table:table-cell office:value-type="float" office:value="1.0202552885892429" table:formula="of:=TAN(([.A93]/100)*(PI()/2))^2+1" table:style-name="ce1">
            <text:p>1,020255289</text:p>
          </table:table-cell>
          <table:table-cell table:number-columns-repeated="16381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0.99211470131447788" table:formula="of:=COS([.A94]/100*(PI()/2))" table:style-name="ce57">
            <text:p>0,99</text:p>
          </table:table-cell>
          <table:table-cell office:value-type="float" office:value="1.01595911185858" table:formula="of:=TAN(([.A94]/100)*(PI()/2))^2+1" table:style-name="ce1">
            <text:p>1,015959112</text:p>
          </table:table-cell>
          <table:table-cell table:number-columns-repeated="16381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0.99396095545517971" table:formula="of:=COS([.A95]/100*(PI()/2))" table:style-name="ce57">
            <text:p>0,99</text:p>
          </table:table-cell>
          <table:table-cell office:value-type="float" office:value="1.0121883869427892" table:formula="of:=TAN(([.A95]/100)*(PI()/2))^2+1" table:style-name="ce1">
            <text:p>1,012188387</text:p>
          </table:table-cell>
          <table:table-cell table:number-columns-repeated="16381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0.99556196460308" table:formula="of:=COS([.A96]/100*(PI()/2))" table:style-name="ce57">
            <text:p>1,00</text:p>
          </table:table-cell>
          <table:table-cell office:value-type="float" office:value="1.0089355108674589" table:formula="of:=TAN(([.A96]/100)*(PI()/2))^2+1" table:style-name="ce1">
            <text:p>1,008935511</text:p>
          </table:table-cell>
          <table:table-cell table:number-columns-repeated="1638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.99691733373312796" table:formula="of:=COS([.A97]/100*(PI()/2))" table:style-name="ce57">
            <text:p>1,00</text:p>
          </table:table-cell>
          <table:table-cell office:value-type="float" office:value="1.0061939586571083" table:formula="of:=TAN(([.A97]/100)*(PI()/2))^2+1" table:style-name="ce1">
            <text:p>1,006193959</text:p>
          </table:table-cell>
          <table:table-cell table:number-columns-repeated="16381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.99802672842827156" table:formula="of:=COS([.A98]/100*(PI()/2))" table:style-name="ce57">
            <text:p>1,00</text:p>
          </table:table-cell>
          <table:table-cell office:value-type="float" office:value="1.0039582553556374" table:formula="of:=TAN(([.A98]/100)*(PI()/2))^2+1" table:style-name="ce1">
            <text:p>1,003958255</text:p>
          </table:table-cell>
          <table:table-cell table:number-columns-repeated="16381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.99888987496197001" table:formula="of:=COS([.A99]/100*(PI()/2))" table:style-name="ce57">
            <text:p>1,00</text:p>
          </table:table-cell>
          <table:table-cell office:value-type="float" office:value="1.002223952688837" table:formula="of:=TAN(([.A99]/100)*(PI()/2))^2+1" table:style-name="ce1">
            <text:p>1,002223953</text:p>
          </table:table-cell>
          <table:table-cell table:number-columns-repeated="16381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0.9995065603657316" table:formula="of:=COS([.A100]/100*(PI()/2))" table:style-name="ce57">
            <text:p>1,00</text:p>
          </table:table-cell>
          <table:table-cell office:value-type="float" office:value="1.0009876101974275" table:formula="of:=TAN(([.A100]/100)*(PI()/2))^2+1" table:style-name="ce1">
            <text:p>1,00098761</text:p>
          </table:table-cell>
          <table:table-cell table:number-columns-repeated="1638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99987663248166059" table:formula="of:=COS([.A101]/100*(PI()/2))" table:style-name="ce57">
            <text:p>1,00</text:p>
          </table:table-cell>
          <table:table-cell office:value-type="float" office:value="1.0002467807028241" table:formula="of:=TAN(([.A101]/100)*(PI()/2))^2+1" table:style-name="ce1">
            <text:p>1,00024678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COS([.A102]/100*(PI()/2))" table:style-name="ce57">
            <text:p>1,00</text:p>
          </table:table-cell>
          <table:table-cell office:value-type="float" office:value="1" table:formula="of:=TAN(([.A102]/100)*(PI()/2))^2+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9987663248166059" table:formula="of:=COS([.A103]/100*(PI()/2))" table:style-name="ce57">
            <text:p>1,00</text:p>
          </table:table-cell>
          <table:table-cell office:value-type="float" office:value="1.0002467807028241" table:formula="of:=TAN(([.A103]/100)*(PI()/2))^2+1" table:style-name="ce1">
            <text:p>1,00024678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9995065603657316" table:formula="of:=COS([.A104]/100*(PI()/2))" table:style-name="ce57">
            <text:p>1,00</text:p>
          </table:table-cell>
          <table:table-cell office:value-type="float" office:value="1.0009876101974275" table:formula="of:=TAN(([.A104]/100)*(PI()/2))^2+1" table:style-name="ce1">
            <text:p>1,0009876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99888987496197001" table:formula="of:=COS([.A105]/100*(PI()/2))" table:style-name="ce57">
            <text:p>1,00</text:p>
          </table:table-cell>
          <table:table-cell office:value-type="float" office:value="1.002223952688837" table:formula="of:=TAN(([.A105]/100)*(PI()/2))^2+1" table:style-name="ce1">
            <text:p>1,00222395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99802672842827156" table:formula="of:=COS([.A106]/100*(PI()/2))" table:style-name="ce57">
            <text:p>1,00</text:p>
          </table:table-cell>
          <table:table-cell office:value-type="float" office:value="1.0039582553556374" table:formula="of:=TAN(([.A106]/100)*(PI()/2))^2+1" table:style-name="ce1">
            <text:p>1,00395825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9691733373312796" table:formula="of:=COS([.A107]/100*(PI()/2))" table:style-name="ce57">
            <text:p>1,00</text:p>
          </table:table-cell>
          <table:table-cell office:value-type="float" office:value="1.0061939586571083" table:formula="of:=TAN(([.A107]/100)*(PI()/2))^2+1" table:style-name="ce1">
            <text:p>1,00619395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99556196460308" table:formula="of:=COS([.A108]/100*(PI()/2))" table:style-name="ce57">
            <text:p>1,00</text:p>
          </table:table-cell>
          <table:table-cell office:value-type="float" office:value="1.0089355108674589" table:formula="of:=TAN(([.A108]/100)*(PI()/2))^2+1" table:style-name="ce1">
            <text:p>1,00893551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9396095545517971" table:formula="of:=COS([.A109]/100*(PI()/2))" table:style-name="ce57">
            <text:p>0,99</text:p>
          </table:table-cell>
          <table:table-cell office:value-type="float" office:value="1.0121883869427892" table:formula="of:=TAN(([.A109]/100)*(PI()/2))^2+1" table:style-name="ce1">
            <text:p>1,01218838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9211470131447788" table:formula="of:=COS([.A110]/100*(PI()/2))" table:style-name="ce57">
            <text:p>0,99</text:p>
          </table:table-cell>
          <table:table-cell office:value-type="float" office:value="1.01595911185858" table:formula="of:=TAN(([.A110]/100)*(PI()/2))^2+1" table:style-name="ce1">
            <text:p>1,01595911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99002365771655754" table:formula="of:=COS([.A111]/100*(PI()/2))" table:style-name="ce57">
            <text:p>0,99</text:p>
          </table:table-cell>
          <table:table-cell office:value-type="float" office:value="1.0202552885892429" table:formula="of:=TAN(([.A111]/100)*(PI()/2))^2+1" table:style-name="ce1">
            <text:p>1,02025528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8768834059513777" table:formula="of:=COS([.A112]/100*(PI()/2))" table:style-name="ce57">
            <text:p>0,99</text:p>
          </table:table-cell>
          <table:table-cell office:value-type="float" office:value="1.0250856309369165" table:formula="of:=TAN(([.A112]/100)*(PI()/2))^2+1" table:style-name="ce1">
            <text:p>1,02508563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98510932615477387" table:formula="of:=COS([.A113]/100*(PI()/2))" table:style-name="ce57">
            <text:p>0,99</text:p>
          </table:table-cell>
          <table:table-cell office:value-type="float" office:value="1.0304600014547152" table:formula="of:=TAN(([.A113]/100)*(PI()/2))^2+1" table:style-name="ce1">
            <text:p>1,03046000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98228725072868872" table:formula="of:=COS([.A114]/100*(PI()/2))" table:style-name="ce57">
            <text:p>0,98</text:p>
          </table:table-cell>
          <table:table-cell office:value-type="float" office:value="1.0363894547504684" table:formula="of:=TAN(([.A114]/100)*(PI()/2))^2+1" table:style-name="ce1">
            <text:p>1,03638945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7922281062176575" table:formula="of:=COS([.A115]/100*(PI()/2))" table:style-name="ce57">
            <text:p>0,98</text:p>
          </table:table-cell>
          <table:table-cell office:value-type="float" office:value="1.0428862865011657" table:formula="of:=TAN(([.A115]/100)*(PI()/2))^2+1" table:style-name="ce1">
            <text:p>1,04288628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7591676193874743" table:formula="of:=COS([.A116]/100*(PI()/2))" table:style-name="ce57">
            <text:p>0,98</text:p>
          </table:table-cell>
          <table:table-cell office:value-type="float" office:value="1.0499640885563695" table:formula="of:=TAN(([.A116]/100)*(PI()/2))^2+1" table:style-name="ce1">
            <text:p>1,04996408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97236992039767656" table:formula="of:=COS([.A117]/100*(PI()/2))" table:style-name="ce57">
            <text:p>0,97</text:p>
          </table:table-cell>
          <table:table-cell office:value-type="float" office:value="1.0576378105614483" table:formula="of:=TAN(([.A117]/100)*(PI()/2))^2+1" table:style-name="ce1">
            <text:p>1,05763781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6858316112863108" table:formula="of:=COS([.A118]/100*(PI()/2))" table:style-name="ce57">
            <text:p>0,97</text:p>
          </table:table-cell>
          <table:table-cell office:value-type="float" office:value="1.065923828589282" table:formula="of:=TAN(([.A118]/100)*(PI()/2))^2+1" table:style-name="ce1">
            <text:p>1,06592382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6455741845779808" table:formula="of:=COS([.A119]/100*(PI()/2))" table:style-name="ce57">
            <text:p>0,96</text:p>
          </table:table-cell>
          <table:table-cell office:value-type="float" office:value="1.074840021332931" table:formula="of:=TAN(([.A119]/100)*(PI()/2))^2+1" table:style-name="ce1">
            <text:p>1,0748400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6029368567694307" table:formula="of:=COS([.A120]/100*(PI()/2))" table:style-name="ce57">
            <text:p>0,96</text:p>
          </table:table-cell>
          <table:table-cell office:value-type="float" office:value="1.0844058544825275" table:formula="of:=TAN(([.A120]/100)*(PI()/2))^2+1" table:style-name="ce1">
            <text:p>1,08440585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95579301479833012" table:formula="of:=COS([.A121]/100*(PI()/2))" table:style-name="ce57">
            <text:p>0,96</text:p>
          </table:table-cell>
          <table:table-cell office:value-type="float" office:value="1.0946424739883709" table:formula="of:=TAN(([.A121]/100)*(PI()/2))^2+1" table:style-name="ce1">
            <text:p>1,09464247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5105651629515353" table:formula="of:=COS([.A122]/100*(PI()/2))" table:style-name="ce57">
            <text:p>0,95</text:p>
          </table:table-cell>
          <table:table-cell office:value-type="float" office:value="1.105572809000084" table:formula="of:=TAN(([.A122]/100)*(PI()/2))^2+1" table:style-name="ce1">
            <text:p>1,10557280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460853588275453" table:formula="of:=COS([.A123]/100*(PI()/2))" table:style-name="ce57">
            <text:p>0,95</text:p>
          </table:table-cell>
          <table:table-cell office:value-type="float" office:value="1.1172216853700436" table:formula="of:=TAN(([.A123]/100)*(PI()/2))^2+1" table:style-name="ce1">
            <text:p>1,11722168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94088076895422545" table:formula="of:=COS([.A124]/100*(PI()/2))" table:style-name="ce57">
            <text:p>0,94</text:p>
          </table:table-cell>
          <table:table-cell office:value-type="float" office:value="1.1296159507197043" table:formula="of:=TAN(([.A124]/100)*(PI()/2))^2+1" table:style-name="ce1">
            <text:p>1,12961595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93544403082986738" table:formula="of:=COS([.A125]/100*(PI()/2))" table:style-name="ce57">
            <text:p>0,94</text:p>
          </table:table-cell>
          <table:table-cell office:value-type="float" office:value="1.1427846121916736" table:formula="of:=TAN(([.A125]/100)*(PI()/2))^2+1" table:style-name="ce1">
            <text:p>1,14278461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92977648588825146" table:formula="of:=COS([.A126]/100*(PI()/2))" table:style-name="ce57">
            <text:p>0,93</text:p>
          </table:table-cell>
          <table:table-cell office:value-type="float" office:value="1.1567589881505285" table:formula="of:=TAN(([.A126]/100)*(PI()/2))^2+1" table:style-name="ce1">
            <text:p>1,15675898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2387953251128674" table:formula="of:=COS([.A127]/100*(PI()/2))" table:style-name="ce57">
            <text:p>0,92</text:p>
          </table:table-cell>
          <table:table-cell office:value-type="float" office:value="1.1715728752538099" table:formula="of:=TAN(([.A127]/100)*(PI()/2))^2+1" table:style-name="ce1">
            <text:p>1,1715728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91775462568398114" table:formula="of:=COS([.A128]/100*(PI()/2))" table:style-name="ce57">
            <text:p>0,92</text:p>
          </table:table-cell>
          <table:table-cell office:value-type="float" office:value="1.1872627324941456" table:formula="of:=TAN(([.A128]/100)*(PI()/2))^2+1" table:style-name="ce1">
            <text:p>1,18726273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91140327663544529" table:formula="of:=COS([.A129]/100*(PI()/2))" table:style-name="ce57">
            <text:p>0,91</text:p>
          </table:table-cell>
          <table:table-cell office:value-type="float" office:value="1.2038678840172889" table:formula="of:=TAN(([.A129]/100)*(PI()/2))^2+1" table:style-name="ce1">
            <text:p>1,20386788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90482705246601947" table:formula="of:=COS([.A130]/100*(PI()/2))" table:style-name="ce57">
            <text:p>0,90</text:p>
          </table:table-cell>
          <table:table-cell office:value-type="float" office:value="1.2214307427528031" table:formula="of:=TAN(([.A130]/100)*(PI()/2))^2+1" table:style-name="ce1">
            <text:p>1,22143074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89802757576061565" table:formula="of:=COS([.A131]/100*(PI()/2))" table:style-name="ce57">
            <text:p>0,90</text:p>
          </table:table-cell>
          <table:table-cell office:value-type="float" office:value="1.2399970571585757" table:formula="of:=TAN(([.A131]/100)*(PI()/2))^2+1" table:style-name="ce1">
            <text:p>1,23999705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8910065241883679" table:formula="of:=COS([.A132]/100*(PI()/2))" table:style-name="ce57">
            <text:p>0,89</text:p>
          </table:table-cell>
          <table:table-cell office:value-type="float" office:value="1.2596161836824997" table:formula="of:=TAN(([.A132]/100)*(PI()/2))^2+1" table:style-name="ce1">
            <text:p>1,25961618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88376563008869347" table:formula="of:=COS([.A133]/100*(PI()/2))" table:style-name="ce57">
            <text:p>0,88</text:p>
          </table:table-cell>
          <table:table-cell office:value-type="float" office:value="1.2803413878905785" table:formula="of:=TAN(([.A133]/100)*(PI()/2))^2+1" table:style-name="ce1">
            <text:p>1,28034138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87630668004386358" table:formula="of:=COS([.A134]/100*(PI()/2))" table:style-name="ce57">
            <text:p>0,88</text:p>
          </table:table-cell>
          <table:table-cell office:value-type="float" office:value="1.3022301776075937" table:formula="of:=TAN(([.A134]/100)*(PI()/2))^2+1" table:style-name="ce1">
            <text:p>1,30223017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8686315144381912" table:formula="of:=COS([.A135]/100*(PI()/2))" table:style-name="ce57">
            <text:p>0,87</text:p>
          </table:table-cell>
          <table:table-cell office:value-type="float" office:value="1.3253446718727062" table:formula="of:=TAN(([.A135]/100)*(PI()/2))^2+1" table:style-name="ce1">
            <text:p>1,32534467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86074202700394364" table:formula="of:=COS([.A136]/100*(PI()/2))" table:style-name="ce57">
            <text:p>0,86</text:p>
          </table:table-cell>
          <table:table-cell office:value-type="float" office:value="1.3497520100380123" table:formula="of:=TAN(([.A136]/100)*(PI()/2))^2+1" table:style-name="ce1">
            <text:p>1,3497520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85264016435409218" table:formula="of:=COS([.A137]/100*(PI()/2))" table:style-name="ce57">
            <text:p>0,85</text:p>
          </table:table-cell>
          <table:table-cell office:value-type="float" office:value="1.3755248059449219" table:formula="of:=TAN(([.A137]/100)*(PI()/2))^2+1" table:style-name="ce1">
            <text:p>1,37552480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84432792550201508" table:formula="of:=COS([.A138]/100*(PI()/2))" table:style-name="ce57">
            <text:p>0,84</text:p>
          </table:table-cell>
          <table:table-cell office:value-type="float" office:value="1.402741652815428" table:formula="of:=TAN(([.A138]/100)*(PI()/2))^2+1" table:style-name="ce1">
            <text:p>1,40274165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83580736136827027" table:formula="of:=COS([.A139]/100*(PI()/2))" table:style-name="ce57">
            <text:p>0,84</text:p>
          </table:table-cell>
          <table:table-cell office:value-type="float" office:value="1.4314876853096199" table:formula="of:=TAN(([.A139]/100)*(PI()/2))^2+1" table:style-name="ce1">
            <text:p>1,43148768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82708057427456183" table:formula="of:=COS([.A140]/100*(PI()/2))" table:style-name="ce57">
            <text:p>0,83</text:p>
          </table:table-cell>
          <table:table-cell office:value-type="float" office:value="1.4618552061472689" table:formula="of:=TAN(([.A140]/100)*(PI()/2))^2+1" table:style-name="ce1">
            <text:p>1,46185520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8181497174250234" table:formula="of:=COS([.A141]/100*(PI()/2))" table:style-name="ce57">
            <text:p>0,82</text:p>
          </table:table-cell>
          <table:table-cell office:value-type="float" office:value="1.4939443857940082" table:formula="of:=TAN(([.A141]/100)*(PI()/2))^2+1" table:style-name="ce1">
            <text:p>1,49394438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80901699437494745" table:formula="of:=COS([.A142]/100*(PI()/2))" table:style-name="ce57">
            <text:p>0,81</text:p>
          </table:table-cell>
          <table:table-cell office:value-type="float" office:value="1.5278640450004206" table:formula="of:=TAN(([.A142]/100)*(PI()/2))^2+1" table:style-name="ce1">
            <text:p>1,52786404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79968465848709058" table:formula="of:=COS([.A143]/100*(PI()/2))" table:style-name="ce57">
            <text:p>0,80</text:p>
          </table:table-cell>
          <table:table-cell office:value-type="float" office:value="1.563732531490063" table:formula="of:=TAN(([.A143]/100)*(PI()/2))^2+1" table:style-name="ce1">
            <text:p>1,56373253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79015501237569041" table:formula="of:=COS([.A144]/100*(PI()/2))" table:style-name="ce57">
            <text:p>0,79</text:p>
          </table:table-cell>
          <table:table-cell office:value-type="float" office:value="1.6016787038621665" table:formula="of:=TAN(([.A144]/100)*(PI()/2))^2+1" table:style-name="ce1">
            <text:p>1,60167870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7804304073383298" table:formula="of:=COS([.A145]/100*(PI()/2))" table:style-name="ce57">
            <text:p>0,78</text:p>
          </table:table-cell>
          <table:table-cell office:value-type="float" office:value="1.6418430378574329" table:formula="of:=TAN(([.A145]/100)*(PI()/2))^2+1" table:style-name="ce1">
            <text:p>1,64184303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77051324277578925" table:formula="of:=COS([.A146]/100*(PI()/2))" table:style-name="ce57">
            <text:p>0,77</text:p>
          </table:table-cell>
          <table:table-cell office:value-type="float" office:value="1.6843788725930864" table:formula="of:=TAN(([.A146]/100)*(PI()/2))^2+1" table:style-name="ce1">
            <text:p>1,68437887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76040596560003093" table:formula="of:=COS([.A147]/100*(PI()/2))" table:style-name="ce57">
            <text:p>0,76</text:p>
          </table:table-cell>
          <table:table-cell office:value-type="float" office:value="1.7294538172817449" table:formula="of:=TAN(([.A147]/100)*(PI()/2))^2+1" table:style-name="ce1">
            <text:p>1,72945381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75011106963045959" table:formula="of:=COS([.A148]/100*(PI()/2))" table:style-name="ce57">
            <text:p>0,75</text:p>
          </table:table-cell>
          <table:table-cell office:value-type="float" office:value="1.7772513424004508" table:formula="of:=TAN(([.A148]/100)*(PI()/2))^2+1" table:style-name="ce1">
            <text:p>1,77725134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73963109497860979" table:formula="of:=COS([.A149]/100*(PI()/2))" table:style-name="ce57">
            <text:p>0,74</text:p>
          </table:table-cell>
          <table:table-cell office:value-type="float" office:value="1.827972583385137" table:formula="of:=TAN(([.A149]/100)*(PI()/2))^2+1" table:style-name="ce1">
            <text:p>1,82797258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72896862742141155" table:formula="of:=COS([.A150]/100*(PI()/2))" table:style-name="ce57">
            <text:p>0,73</text:p>
          </table:table-cell>
          <table:table-cell office:value-type="float" office:value="1.8818383898322275" table:formula="of:=TAN(([.A150]/100)*(PI()/2))^2+1" table:style-name="ce1">
            <text:p>1,8818383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71812629776318881" table:formula="of:=COS([.A151]/100*(PI()/2))" table:style-name="ce57">
            <text:p>0,72</text:p>
          </table:table-cell>
          <table:table-cell office:value-type="float" office:value="1.9390916590666492" table:formula="of:=TAN(([.A151]/100)*(PI()/2))^2+1" table:style-name="ce1">
            <text:p>1,93909165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0710678118654757" table:formula="of:=COS([.A152]/100*(PI()/2))" table:style-name="ce57">
            <text:p>0,71</text:p>
          </table:table-cell>
          <table:table-cell office:value-type="float" office:value="1.9999999999999998" table:formula="of:=TAN(([.A152]/100)*(PI()/2))^2+1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69591279659231431" table:formula="of:=COS([.A153]/100*(PI()/2))" table:style-name="ce57">
            <text:p>0,70</text:p>
          </table:table-cell>
          <table:table-cell office:value-type="float" office:value="2.0648587817230606" table:formula="of:=TAN(([.A153]/100)*(PI()/2))^2+1" table:style-name="ce1">
            <text:p>2,06485878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68454710592868862" table:formula="of:=COS([.A154]/100*(PI()/2))" table:style-name="ce57">
            <text:p>0,68</text:p>
          </table:table-cell>
          <table:table-cell office:value-type="float" office:value="2.1339946315903218" table:formula="of:=TAN(([.A154]/100)*(PI()/2))^2+1" table:style-name="ce1">
            <text:p>2,13399463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67301251350977331" table:formula="of:=COS([.A155]/100*(PI()/2))" table:style-name="ce57">
            <text:p>0,67</text:p>
          </table:table-cell>
          <table:table-cell office:value-type="float" office:value="2.2077694600846982" table:formula="of:=TAN(([.A155]/100)*(PI()/2))^2+1" table:style-name="ce1">
            <text:p>2,2077694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66131186532365183" table:formula="of:=COS([.A156]/100*(PI()/2))" table:style-name="ce57">
            <text:p>0,66</text:p>
          </table:table-cell>
          <table:table-cell office:value-type="float" office:value="2.2865851050338692" table:formula="of:=TAN(([.A156]/100)*(PI()/2))^2+1" table:style-name="ce1">
            <text:p>2,28658510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64944804833018355" table:formula="of:=COS([.A157]/100*(PI()/2))" table:style-name="ce57">
            <text:p>0,65</text:p>
          </table:table-cell>
          <table:table-cell office:value-type="float" office:value="2.3708887064659216" table:formula="of:=TAN(([.A157]/100)*(PI()/2))^2+1" table:style-name="ce1">
            <text:p>2,37088870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63742398974868963" table:formula="of:=COS([.A158]/100*(PI()/2))" table:style-name="ce57">
            <text:p>0,64</text:p>
          </table:table-cell>
          <table:table-cell office:value-type="float" office:value="2.4611789464087881" table:formula="of:=TAN(([.A158]/100)*(PI()/2))^2+1" table:style-name="ce1">
            <text:p>2,46117894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6252426563357053" table:formula="of:=COS([.A159]/100*(PI()/2))" table:style-name="ce57">
            <text:p>0,63</text:p>
          </table:table-cell>
          <table:table-cell office:value-type="float" office:value="2.5580133163680436" table:formula="of:=TAN(([.A159]/100)*(PI()/2))^2+1" table:style-name="ce1">
            <text:p>2,55801331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6129070536529766" table:formula="of:=COS([.A160]/100*(PI()/2))" table:style-name="ce57">
            <text:p>0,61</text:p>
          </table:table-cell>
          <table:table-cell office:value-type="float" office:value="2.6620166104949603" table:formula="of:=TAN(([.A160]/100)*(PI()/2))^2+1" table:style-name="ce1">
            <text:p>2,6620166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60042022532588413" table:formula="of:=COS([.A161]/100*(PI()/2))" table:style-name="ce57">
            <text:p>0,60</text:p>
          </table:table-cell>
          <table:table-cell office:value-type="float" office:value="2.7738908864400464" table:formula="of:=TAN(([.A161]/100)*(PI()/2))^2+1" table:style-name="ce1">
            <text:p>2,77389088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8778525229247314" table:formula="of:=COS([.A162]/100*(PI()/2))" table:style-name="ce57">
            <text:p>0,59</text:p>
          </table:table-cell>
          <table:table-cell office:value-type="float" office:value="2.8944271909999153" table:formula="of:=TAN(([.A162]/100)*(PI()/2))^2+1" table:style-name="ce1">
            <text:p>2,89442719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57500525204327857" table:formula="of:=COS([.A163]/100*(PI()/2))" table:style-name="ce57">
            <text:p>0,58</text:p>
          </table:table-cell>
          <table:table-cell office:value-type="float" office:value="3.0245194170848095" table:formula="of:=TAN(([.A163]/100)*(PI()/2))^2+1" table:style-name="ce1">
            <text:p>3,02451941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56208337785213058" table:formula="of:=COS([.A164]/100*(PI()/2))" table:style-name="ce57">
            <text:p>0,56</text:p>
          </table:table-cell>
          <table:table-cell office:value-type="float" office:value="3.1651807464548449" table:formula="of:=TAN(([.A164]/100)*(PI()/2))^2+1" table:style-name="ce1">
            <text:p>3,16518074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.5490228179981318" table:formula="of:=COS([.A165]/100*(PI()/2))" table:style-name="ce57">
            <text:p>0,55</text:p>
          </table:table-cell>
          <table:table-cell office:value-type="float" office:value="3.3175632446669625" table:formula="of:=TAN(([.A165]/100)*(PI()/2))^2+1" table:style-name="ce1">
            <text:p>3,317563245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3582679497899655" table:formula="of:=COS([.A166]/100*(PI()/2))" table:style-name="ce57">
            <text:p>0,54</text:p>
          </table:table-cell>
          <table:table-cell office:value-type="float" office:value="3.482981318195784" table:formula="of:=TAN(([.A166]/100)*(PI()/2))^2+1" table:style-name="ce1">
            <text:p>3,48298131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52249856471594891" table:formula="of:=COS([.A167]/100*(PI()/2))" table:style-name="ce57">
            <text:p>0,52</text:p>
          </table:table-cell>
          <table:table-cell office:value-type="float" office:value="3.6629399287850761" table:formula="of:=TAN(([.A167]/100)*(PI()/2))^2+1" table:style-name="ce1">
            <text:p>3,66293992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50904141575037121" table:formula="of:=COS([.A168]/100*(PI()/2))" table:style-name="ce57">
            <text:p>0,51</text:p>
          </table:table-cell>
          <table:table-cell office:value-type="float" office:value="3.8591687003923631" table:formula="of:=TAN(([.A168]/100)*(PI()/2))^2+1" table:style-name="ce1">
            <text:p>3,859168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49545866843240755" table:formula="of:=COS([.A169]/100*(PI()/2))" table:style-name="ce57">
            <text:p>0,50</text:p>
          </table:table-cell>
          <table:table-cell office:value-type="float" office:value="4.0736633682793428" table:formula="of:=TAN(([.A169]/100)*(PI()/2))^2+1" table:style-name="ce1">
            <text:p>4,07366336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48175367410171516" table:formula="of:=COS([.A170]/100*(PI()/2))" table:style-name="ce57">
            <text:p>0,48</text:p>
          </table:table-cell>
          <table:table-cell office:value-type="float" office:value="4.3087364336541203" table:formula="of:=TAN(([.A170]/100)*(PI()/2))^2+1" table:style-name="ce1">
            <text:p>4,30873643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46792981426057351" table:formula="of:=COS([.A171]/100*(PI()/2))" table:style-name="ce57">
            <text:p>0,47</text:p>
          </table:table-cell>
          <table:table-cell office:value-type="float" office:value="4.5670794366984939" table:formula="of:=TAN(([.A171]/100)*(PI()/2))^2+1" table:style-name="ce1">
            <text:p>4,56707943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539904997395468" table:formula="of:=COS([.A172]/100*(PI()/2))" table:style-name="ce57">
            <text:p>0,45</text:p>
          </table:table-cell>
          <table:table-cell office:value-type="float" office:value="4.8518399963191818" table:formula="of:=TAN(([.A172]/100)*(PI()/2))^2+1" table:style-name="ce1">
            <text:p>4,85183999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43993916985591525" table:formula="of:=COS([.A173]/100*(PI()/2))" table:style-name="ce57">
            <text:p>0,44</text:p>
          </table:table-cell>
          <table:table-cell office:value-type="float" office:value="5.1667177582900887" table:formula="of:=TAN(([.A173]/100)*(PI()/2))^2+1" table:style-name="ce1">
            <text:p>5,16671775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42577929156507266" table:formula="of:=COS([.A174]/100*(PI()/2))" table:style-name="ce57">
            <text:p>0,43</text:p>
          </table:table-cell>
          <table:table-cell office:value-type="float" office:value="5.5160847476195443" table:formula="of:=TAN(([.A174]/100)*(PI()/2))^2+1" table:style-name="ce1">
            <text:p>5,51608474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41151435860510888" table:formula="of:=COS([.A175]/100*(PI()/2))" table:style-name="ce57">
            <text:p>0,41</text:p>
          </table:table-cell>
          <table:table-cell office:value-type="float" office:value="5.905137485584512" table:formula="of:=TAN(([.A175]/100)*(PI()/2))^2+1" table:style-name="ce1">
            <text:p>5,90513748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39714789063478056" table:formula="of:=COS([.A176]/100*(PI()/2))" table:style-name="ce57">
            <text:p>0,40</text:p>
          </table:table-cell>
          <table:table-cell office:value-type="float" office:value="6.340090826834766" table:formula="of:=TAN(([.A176]/100)*(PI()/2))^2+1" table:style-name="ce1">
            <text:p>6,34009082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38268343236508984" table:formula="of:=COS([.A177]/100*(PI()/2))" table:style-name="ce57">
            <text:p>0,38</text:p>
          </table:table-cell>
          <table:table-cell office:value-type="float" office:value="6.8284271247461898" table:formula="of:=TAN(([.A177]/100)*(PI()/2))^2+1" table:style-name="ce1">
            <text:p>6,82842712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36812455268467809" table:formula="of:=COS([.A178]/100*(PI()/2))" table:style-name="ce57">
            <text:p>0,37</text:p>
          </table:table-cell>
          <table:table-cell office:value-type="float" office:value="7.3792195382107542" table:formula="of:=TAN(([.A178]/100)*(PI()/2))^2+1" table:style-name="ce1">
            <text:p>7,37921953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35347484377925714" table:formula="of:=COS([.A179]/100*(PI()/2))" table:style-name="ce57">
            <text:p>0,35</text:p>
          </table:table-cell>
          <table:table-cell office:value-type="float" office:value="8.0035558079438012" table:formula="of:=TAN(([.A179]/100)*(PI()/2))^2+1" table:style-name="ce1">
            <text:p>8,00355580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33873792024529148" table:formula="of:=COS([.A180]/100*(PI()/2))" table:style-name="ce57">
            <text:p>0,34</text:p>
          </table:table-cell>
          <table:table-cell office:value-type="float" office:value="8.715099834915442" table:formula="of:=TAN(([.A180]/100)*(PI()/2))^2+1" table:style-name="ce1">
            <text:p>8,71509983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3239174181981494" table:formula="of:=COS([.A181]/100*(PI()/2))" table:style-name="ce57">
            <text:p>0,32</text:p>
          </table:table-cell>
          <table:table-cell office:value-type="float" office:value="9.5308447566098025" table:formula="of:=TAN(([.A181]/100)*(PI()/2))^2+1" table:style-name="ce1">
            <text:p>9,53084475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30901699437494745" table:formula="of:=COS([.A182]/100*(PI()/2))" table:style-name="ce57">
            <text:p>0,31</text:p>
          </table:table-cell>
          <table:table-cell office:value-type="float" office:value="10.472135954999574" table:formula="of:=TAN(([.A182]/100)*(PI()/2))^2+1" table:style-name="ce1">
            <text:p>10,4721359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29404032523230389" table:formula="of:=COS([.A183]/100*(PI()/2))" table:style-name="ce57">
            <text:p>0,29</text:p>
          </table:table-cell>
          <table:table-cell office:value-type="float" office:value="11.566080511831014" table:formula="of:=TAN(([.A183]/100)*(PI()/2))^2+1" table:style-name="ce1">
            <text:p>11,56608051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2789911060392295" table:formula="of:=COS([.A184]/100*(PI()/2))" table:style-name="ce57">
            <text:p>0,28</text:p>
          </table:table-cell>
          <table:table-cell office:value-type="float" office:value="12.847519418300587" table:formula="of:=TAN(([.A184]/100)*(PI()/2))^2+1" table:style-name="ce1">
            <text:p>12,8475194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26387304996537297" table:formula="of:=COS([.A185]/100*(PI()/2))" table:style-name="ce57">
            <text:p>0,26</text:p>
          </table:table-cell>
          <table:table-cell office:value-type="float" office:value="14.361834780236508" table:formula="of:=TAN(([.A185]/100)*(PI()/2))^2+1" table:style-name="ce1">
            <text:p>14,3618347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24868988716485496" table:formula="of:=COS([.A186]/100*(PI()/2))" table:style-name="ce57">
            <text:p>0,25</text:p>
          </table:table-cell>
          <table:table-cell office:value-type="float" office:value="16.169021906027169" table:formula="of:=TAN(([.A186]/100)*(PI()/2))^2+1" table:style-name="ce1">
            <text:p>16,1690219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23344536385590547" table:formula="of:=COS([.A187]/100*(PI()/2))" table:style-name="ce57">
            <text:p>0,23</text:p>
          </table:table-cell>
          <table:table-cell office:value-type="float" office:value="18.349722174715275" table:formula="of:=TAN(([.A187]/100)*(PI()/2))^2+1" table:style-name="ce1">
            <text:p>18,3497221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2181432413965427" table:formula="of:=COS([.A188]/100*(PI()/2))" table:style-name="ce57">
            <text:p>0,22</text:p>
          </table:table-cell>
          <table:table-cell office:value-type="float" office:value="21.014374901921776" table:formula="of:=TAN(([.A188]/100)*(PI()/2))^2+1" table:style-name="ce1">
            <text:p>21,014374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20278729535651249" table:formula="of:=COS([.A189]/100*(PI()/2))" table:style-name="ce57">
            <text:p>0,20</text:p>
          </table:table-cell>
          <table:table-cell office:value-type="float" office:value="24.317477020837899" table:formula="of:=TAN(([.A189]/100)*(PI()/2))^2+1" table:style-name="ce1">
            <text:p>24,3174770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18738131458572474" table:formula="of:=COS([.A190]/100*(PI()/2))" table:style-name="ce57">
            <text:p>0,19</text:p>
          </table:table-cell>
          <table:table-cell office:value-type="float" office:value="28.480488698092543" table:formula="of:=TAN(([.A190]/100)*(PI()/2))^2+1" table:style-name="ce1">
            <text:p>28,480488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17192910027940952" table:formula="of:=COS([.A191]/100*(PI()/2))" table:style-name="ce57">
            <text:p>0,17</text:p>
          </table:table-cell>
          <table:table-cell office:value-type="float" office:value="33.829939338207069" table:formula="of:=TAN(([.A191]/100)*(PI()/2))^2+1" table:style-name="ce1">
            <text:p>33,8299393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643446504023092" table:formula="of:=COS([.A192]/100*(PI()/2))" table:style-name="ce57">
            <text:p>0,16</text:p>
          </table:table-cell>
          <table:table-cell office:value-type="float" office:value="40.863458189061376" table:formula="of:=TAN(([.A192]/100)*(PI()/2))^2+1" table:style-name="ce1">
            <text:p>40,8634581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4090123193758258" table:formula="of:=COS([.A193]/100*(PI()/2))" table:style-name="ce57">
            <text:p>0,14</text:p>
          </table:table-cell>
          <table:table-cell office:value-type="float" office:value="50.369822384613244" table:formula="of:=TAN(([.A193]/100)*(PI()/2))^2+1" table:style-name="ce1">
            <text:p>50,3698223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12533323356430426" table:formula="of:=COS([.A194]/100*(PI()/2))" table:style-name="ce57">
            <text:p>0,13</text:p>
          </table:table-cell>
          <table:table-cell office:value-type="float" office:value="63.660128512250175" table:formula="of:=TAN(([.A194]/100)*(PI()/2))^2+1" table:style-name="ce1">
            <text:p>63,6601285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973431109104514" table:formula="of:=COS([.A195]/100*(PI()/2))" table:style-name="ce57">
            <text:p>0,11</text:p>
          </table:table-cell>
          <table:table-cell office:value-type="float" office:value="83.045311220744608" table:formula="of:=TAN(([.A195]/100)*(PI()/2))^2+1" table:style-name="ce1">
            <text:p>83,0453112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.4108313318514505E-2" table:formula="of:=COS([.A196]/100*(PI()/2))" table:style-name="ce57">
            <text:p>0,09</text:p>
          </table:table-cell>
          <table:table-cell office:value-type="float" office:value="112.91301928150236" table:formula="of:=TAN(([.A196]/100)*(PI()/2))^2+1" table:style-name="ce1">
            <text:p>112,91301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.8459095727844999E-2" table:formula="of:=COS([.A197]/100*(PI()/2))" table:style-name="ce57">
            <text:p>0,08</text:p>
          </table:table-cell>
          <table:table-cell office:value-type="float" office:value="162.44763879758827" table:formula="of:=TAN(([.A197]/100)*(PI()/2))^2+1" table:style-name="ce1">
            <text:p>162,447638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.2790519529313527E-2" table:formula="of:=COS([.A198]/100*(PI()/2))" table:style-name="ce57">
            <text:p>0,06</text:p>
          </table:table-cell>
          <table:table-cell office:value-type="float" office:value="253.63655579364391" table:formula="of:=TAN(([.A198]/100)*(PI()/2))^2+1" table:style-name="ce1">
            <text:p>253,636555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7106450709642679E-2" table:formula="of:=COS([.A199]/100*(PI()/2))" table:style-name="ce57">
            <text:p>0,05</text:p>
          </table:table-cell>
          <table:table-cell office:value-type="float" office:value="450.64985317332224" table:formula="of:=TAN(([.A199]/100)*(PI()/2))^2+1" table:style-name="ce1">
            <text:p>450,649853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1410759078128396E-2" table:formula="of:=COS([.A200]/100*(PI()/2))" table:style-name="ce57">
            <text:p>0,03</text:p>
          </table:table-cell>
          <table:table-cell office:value-type="float" office:value="1013.5452355643763" table:formula="of:=TAN(([.A200]/100)*(PI()/2))^2+1" table:style-name="ce1">
            <text:p>1013,54523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5707317311820648E-2" table:formula="of:=COS([.A201]/100*(PI()/2))" table:style-name="ce57">
            <text:p>0,02</text:p>
          </table:table-cell>
          <table:table-cell office:value-type="float" office:value="4053.180695476844" table:formula="of:=TAN(([.A201]/100)*(PI()/2))^2+1" table:style-name="ce1">
            <text:p>4053,18069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.1257422745431001E-17" table:formula="of:=COS([.A202]/100*(PI()/2))" table:style-name="ce57">
            <text:p>0,00</text:p>
          </table:table-cell>
          <table:table-cell office:value-type="float" office:value="2.6649100706471802E+32" table:formula="of:=TAN(([.A202]/100)*(PI()/2))^2+1" table:style-name="ce1">
            <text:p>2,66491E+32</text:p>
          </table:table-cell>
          <table:table-cell table:number-columns-repeated="16381"/>
        </table:table-row>
        <table:table-row table:number-rows-repeated="1048374" table:style-name="ro1">
          <table:table-cell table:number-columns-repeated="16384"/>
        </table:table-row>
      </table:table>
      <table:table table:name="Tabelle3" table:style-name="ta3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047244094488in" fo:margin-left="0.708267716535433in" fo:margin-right="0.708267716535433in" fo:margin-bottom="0in"/>
      </style:header-style>
      <style:footer-style>
        <style:header-footer-properties fo:min-height="0.472047244094488in" fo:margin-left="0.708267716535433in" fo:margin-right="0.708267716535433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Drachen</meta:initial-creator>
    <dc:creator>Hendrik</dc:creator>
    <meta:creation-date>2016-06-19T19:43:00Z</meta:creation-date>
    <dc:date>2017-07-09T15:36:19Z</dc:date>
    <meta:editing-cycles>6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00" chart:minimum="-100" chart:interval-maj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16.8750393700788pt" svg:width="586.8750393700787pt" chart:style-name="Crt0">
        <chart:title chart:style-name="CT00">
          <text:p text:style-name="a0" text:class-names="" text:cond-style-name="">Diagrammtitel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Tabelle2.$B$2:.$B$202" chart:class="chart:scatter" chart:attached-axis="primary-y" chart:style-name="G0S0">
            <chart:domain table:cell-range-address="Tabelle2.$A$2:.$A$202"/>
            <chart:data-point chart:repeated="2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